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9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4925cm" style:use-optimal-column-width="true"/>
    </style:style>
    <style:style style:name="co3" style:family="table-column">
      <style:table-column-properties fo:break-before="auto" style:column-width="5.84729166666667cm" style:use-optimal-column-width="true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4.07458333333333cm" style:use-optimal-column-width="true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508125cm" style:use-optimal-column-width="true"/>
    </style:style>
    <style:style style:name="co11" style:family="table-column">
      <style:table-column-properties fo:break-before="auto" style:column-width="4.15395833333333cm" style:use-optimal-column-width="true"/>
    </style:style>
    <style:style style:name="co12" style:family="table-column">
      <style:table-column-properties fo:break-before="auto" style:column-width="1.53458333333333cm" style:use-optimal-column-width="true"/>
    </style:style>
    <style:style style:name="co13" style:family="table-column">
      <style:table-column-properties fo:break-before="auto" style:column-width="2.2225cm" style:use-optimal-column-width="true"/>
    </style:style>
    <style:style style:name="co14" style:family="table-column">
      <style:table-column-properties fo:break-before="auto" style:column-width="2.51354166666667cm" style:use-optimal-column-width="true"/>
    </style:style>
    <style:style style:name="co15" style:family="table-column">
      <style:table-column-properties fo:break-before="auto" style:column-width="2.06375cm" style:use-optimal-column-width="true"/>
    </style:style>
    <style:style style:name="co16" style:family="table-column">
      <style:table-column-properties fo:break-before="auto" style:column-width="1.69333333333333cm" style:use-optimal-column-width="true"/>
    </style:style>
    <style:style style:name="co17" style:family="table-column">
      <style:table-column-properties fo:break-before="auto" style:column-width="2.24895833333333cm" style:use-optimal-column-width="true"/>
    </style:style>
    <style:style style:name="co18" style:family="table-column">
      <style:table-column-properties fo:break-before="auto" style:column-width="1.77270833333333cm" style:use-optimal-column-width="true"/>
    </style:style>
    <style:style style:name="co19" style:family="table-column">
      <style:table-column-properties fo:break-before="auto" style:column-width="4.55083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1.984375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4.41854166666667cm" style:use-optimal-column-width="true"/>
    </style:style>
    <style:style style:name="co24" style:family="table-column">
      <style:table-column-properties fo:break-before="auto" style:column-width="2.11666666666667cm" style:use-optimal-column-width="true"/>
    </style:style>
    <style:style style:name="co25" style:family="table-column">
      <style:table-column-properties fo:break-before="auto" style:column-width="2.16958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6.21770833333333cm" style:use-optimal-column-width="true"/>
    </style:style>
    <style:style style:name="co28" style:family="table-column">
      <style:table-column-properties fo:break-before="auto" style:column-width="3.175cm" style:use-optimal-column-width="true"/>
    </style:style>
    <style:style style:name="co29" style:family="table-column">
      <style:table-column-properties fo:break-before="auto" style:column-width="2.301875cm" style:use-optimal-column-width="true"/>
    </style:style>
    <style:style style:name="co30" style:family="table-column">
      <style:table-column-properties fo:break-before="auto" style:column-width="2.75166666666667cm" style:use-optimal-column-width="true"/>
    </style:style>
    <style:style style:name="co31" style:family="table-column">
      <style:table-column-properties fo:break-before="auto" style:column-width="3.91583333333333cm" style:use-optimal-column-width="true"/>
    </style:style>
    <style:style style:name="co32" style:family="table-column">
      <style:table-column-properties fo:break-before="auto" style:column-width="2.38125cm" style:use-optimal-column-width="true"/>
    </style:style>
    <style:style style:name="co33" style:family="table-column">
      <style:table-column-properties fo:break-before="auto" style:column-width="3.43958333333333cm" style:use-optimal-column-width="true"/>
    </style:style>
    <style:style style:name="co34" style:family="table-column">
      <style:table-column-properties fo:break-before="auto" style:column-width="1.64041666666667cm" style:use-optimal-column-width="true"/>
    </style:style>
    <style:style style:name="co35" style:family="table-column">
      <style:table-column-properties fo:break-before="auto" style:column-width="1.42875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85208333333333cm" style:use-optimal-column-width="true"/>
    </style:style>
    <style:style style:name="co38" style:family="table-column">
      <style:table-column-properties fo:break-before="auto" style:column-width="1.85208333333333cm"/>
    </style:style>
    <style:style style:name="co39" style:family="table-column">
      <style:table-column-properties fo:break-before="auto" style:column-width="1.71979166666667cm" style:use-optimal-column-width="true"/>
    </style:style>
    <style:style style:name="co40" style:family="table-column">
      <style:table-column-properties fo:break-before="auto" style:column-width="3.99520833333333cm" style:use-optimal-column-width="true"/>
    </style:style>
    <style:style style:name="co41" style:family="table-column">
      <style:table-column-properties fo:break-before="auto" style:column-width="2.67229166666667cm" style:use-optimal-column-width="true"/>
    </style:style>
    <style:style style:name="co42" style:family="table-column">
      <style:table-column-properties fo:break-before="auto" style:column-width="3.30729166666667cm" style:use-optimal-column-width="true"/>
    </style:style>
    <style:style style:name="co43" style:family="table-column">
      <style:table-column-properties fo:break-before="auto" style:column-width="3.70416666666667cm" style:use-optimal-column-width="true"/>
    </style:style>
    <style:style style:name="co44" style:family="table-column">
      <style:table-column-properties fo:break-before="auto" style:column-width="5.3975cm" style:use-optimal-column-width="true"/>
    </style:style>
    <style:style style:name="co45" style:family="table-column">
      <style:table-column-properties fo:break-before="auto" style:column-width="3.22791666666667cm" style:use-optimal-column-width="true"/>
    </style:style>
    <style:style style:name="co46" style:family="table-column">
      <style:table-column-properties fo:break-before="auto" style:column-width="1.95791666666667cm" style:use-optimal-column-width="true"/>
    </style:style>
    <style:style style:name="co47" style:family="table-column">
      <style:table-column-properties fo:break-before="auto" style:column-width="6.0325cm" style:use-optimal-column-width="true"/>
    </style:style>
    <style:style style:name="co48" style:family="table-column">
      <style:table-column-properties fo:break-before="auto" style:column-width="3.62479166666667cm" style:use-optimal-column-width="true"/>
    </style:style>
    <style:style style:name="co49" style:family="table-column">
      <style:table-column-properties fo:break-before="auto" style:column-width="2.59291666666667cm" style:use-optimal-column-width="true"/>
    </style:style>
    <style:style style:name="co50" style:family="table-column">
      <style:table-column-properties fo:break-before="auto" style:column-width="3.12208333333333cm" style:use-optimal-column-width="true"/>
    </style:style>
    <style:style style:name="co51" style:family="table-column">
      <style:table-column-properties fo:break-before="auto" style:column-width="2.8575cm" style:use-optimal-column-width="true"/>
    </style:style>
    <style:style style:name="co52" style:family="table-column">
      <style:table-column-properties fo:break-before="auto" style:column-width="5.50333333333333cm" style:use-optimal-column-width="true"/>
    </style:style>
    <style:style style:name="co53" style:family="table-column">
      <style:table-column-properties fo:break-before="auto" style:column-width="4.7625cm" style:use-optimal-column-width="true"/>
    </style:style>
    <style:style style:name="co54" style:family="table-column">
      <style:table-column-properties fo:break-before="auto" style:column-width="5.13291666666667cm" style:use-optimal-column-width="true"/>
    </style:style>
    <style:style style:name="co55" style:family="table-column">
      <style:table-column-properties fo:break-before="auto" style:column-width="5.82083333333333cm" style:use-optimal-column-width="true"/>
    </style:style>
    <style:style style:name="co56" style:family="table-column">
      <style:table-column-properties fo:break-before="auto" style:column-width="3.01625cm" style:use-optimal-column-width="true"/>
    </style:style>
    <style:style style:name="co57" style:family="table-column">
      <style:table-column-properties fo:break-before="auto" style:column-width="1.905cm"/>
    </style:style>
    <style:style style:name="co58" style:family="table-column">
      <style:table-column-properties fo:break-before="auto" style:column-width="2.91041666666667cm" style:use-optimal-column-width="true"/>
    </style:style>
    <style:style style:name="co59" style:family="table-column">
      <style:table-column-properties fo:break-before="auto" style:column-width="5.159375cm" style:use-optimal-column-width="true"/>
    </style:style>
    <style:style style:name="co60" style:family="table-column">
      <style:table-column-properties fo:break-before="auto" style:column-width="1.87854166666667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it_log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38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7-01T00:00:00" table:style-name="ce5">
            <text:p>2021/7/1</text:p>
          </table:table-cell>
          <table:table-cell office:value-type="float" office:value="1075" table:style-name="ce6">
            <text:p>1,075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2149" table:style-name="ce6">
            <text:p>2,149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8718" table:style-name="ce6">
            <text:p>8,718<text:s/></text:p>
          </table:table-cell>
          <table:table-cell office:value-type="float" office:value="912" table:style-name="ce6">
            <text:p>912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27387" table:style-name="ce6">
            <text:p>27,387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5782" table:style-name="ce6">
            <text:p>5,782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8821" table:style-name="ce6">
            <text:p>8,82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10839" table:style-name="ce6">
            <text:p>10,839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13036" table:style-name="ce6">
            <text:p>13,036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9180" table:style-name="ce6">
            <text:p>9,180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6588" table:style-name="ce6">
            <text:p>6,588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6563" table:style-name="ce6">
            <text:p>6,563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13242" table:style-name="ce6">
            <text:p>13,242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5357" table:style-name="ce6">
            <text:p>5,357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89" table:style-name="ce6">
            <text:p>389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802" table:style-name="ce6">
            <text:p>802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710" table:style-name="ce6">
            <text:p>1,710<text:s/></text:p>
          </table:table-cell>
          <table:table-cell table:number-columns-repeated="16264"/>
        </table:table-row>
        <table:table-row table:style-name="ro2">
          <table:table-cell office:value-type="date" office:date-value="2021-07-02T00:00:00" table:style-name="ce5">
            <text:p>2021/7/2</text:p>
          </table:table-cell>
          <table:table-cell office:value-type="float" office:value="1084" table:style-name="ce6">
            <text:p>1,084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1267" table:style-name="ce6">
            <text:p>1,267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811" table:style-name="ce6">
            <text:p>811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951" table:style-name="ce6">
            <text:p>951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4277" table:style-name="ce6">
            <text:p>4,277<text:s/></text:p>
          </table:table-cell>
          <table:table-cell office:value-type="float" office:value="5044" table:style-name="ce6">
            <text:p>5,044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30128" table:style-name="ce6">
            <text:p>30,128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10378" table:style-name="ce6">
            <text:p>10,378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2849" table:style-name="ce6">
            <text:p>2,849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5501" table:style-name="ce6">
            <text:p>5,501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7131" table:style-name="ce6">
            <text:p>17,131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6459" table:style-name="ce6">
            <text:p>6,459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2215" table:style-name="ce6">
            <text:p>2,215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828" table:style-name="ce6">
            <text:p>828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750" table:style-name="ce6">
            <text:p>1,750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960" table:style-name="ce6">
            <text:p>960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1679" table:style-name="ce6">
            <text:p>1,679<text:s/></text:p>
          </table:table-cell>
          <table:table-cell table:number-columns-repeated="16264"/>
        </table:table-row>
        <table:table-row table:style-name="ro2">
          <table:table-cell office:value-type="date" office:date-value="2021-07-03T00:00:00" table:style-name="ce5">
            <text:p>2021/7/3</text:p>
          </table:table-cell>
          <table:table-cell office:value-type="float" office:value="480" table:style-name="ce6">
            <text:p>480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337" table:style-name="ce6">
            <text:p>337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731" table:style-name="ce6">
            <text:p>731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409" table:style-name="ce6">
            <text:p>409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650" table:style-name="ce6">
            <text:p>650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1879" table:style-name="ce6">
            <text:p>1,879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707" table:style-name="ce6">
            <text:p>707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4666" table:style-name="ce6">
            <text:p>4,66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619" table:style-name="ce6">
            <text:p>619<text:s/></text:p>
          </table:table-cell>
          <table:table-cell office:value-type="float" office:value="754" table:style-name="ce6">
            <text:p>754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1087" table:style-name="ce6">
            <text:p>1,087<text:s/></text:p>
          </table:table-cell>
          <table:table-cell office:value-type="float" office:value="631" table:style-name="ce6">
            <text:p>631<text:s/></text:p>
          </table:table-cell>
          <table:table-cell office:value-type="float" office:value="1049" table:style-name="ce6">
            <text:p>1,04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038" table:style-name="ce6">
            <text:p>2,038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213" table:style-name="ce6">
            <text:p>213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655" table:style-name="ce6">
            <text:p>655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298" table:style-name="ce6">
            <text:p>298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461" table:style-name="ce6">
            <text:p>461<text:s/></text:p>
          </table:table-cell>
          <table:table-cell office:value-type="float" office:value="718" table:style-name="ce6">
            <text:p>718<text:s/></text:p>
          </table:table-cell>
          <table:table-cell office:value-type="float" office:value="609" table:style-name="ce6">
            <text:p>609<text:s/></text:p>
          </table:table-cell>
          <table:table-cell table:number-columns-repeated="16264"/>
        </table:table-row>
        <table:table-row table:style-name="ro2">
          <table:table-cell office:value-type="date" office:date-value="2021-07-04T00:00:00" table:style-name="ce5">
            <text:p>2021/7/4</text:p>
          </table:table-cell>
          <table:table-cell office:value-type="float" office:value="402" table:style-name="ce6">
            <text:p>402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622" table:style-name="ce6">
            <text:p>622<text:s/></text:p>
          </table:table-cell>
          <table:table-cell office:value-type="float" office:value="430" table:style-name="ce6">
            <text:p>430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242" table:style-name="ce6">
            <text:p>242<text:s/></text:p>
          </table:table-cell>
          <table:table-cell office:value-type="float" office:value="477" table:style-name="ce6">
            <text:p>477<text:s/></text:p>
          </table:table-cell>
          <table:table-cell office:value-type="float" office:value="291" table:style-name="ce6">
            <text:p>291<text:s/></text:p>
          </table:table-cell>
          <table:table-cell office:value-type="float" office:value="964" table:style-name="ce6">
            <text:p>964<text:s/>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439" table:style-name="ce6">
            <text:p>439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320" table:style-name="ce6">
            <text:p>320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528" table:style-name="ce6">
            <text:p>528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427" table:style-name="ce6">
            <text:p>2,427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581" table:style-name="ce6">
            <text:p>581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731" table:style-name="ce6">
            <text:p>2,731<text:s/></text:p>
          </table:table-cell>
          <table:table-cell office:value-type="float" office:value="2730" table:style-name="ce6">
            <text:p>2,730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365" table:style-name="ce6">
            <text:p>365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3923" table:style-name="ce6">
            <text:p>3,923<text:s/></text:p>
          </table:table-cell>
          <table:table-cell office:value-type="float" office:value="4366" table:style-name="ce6">
            <text:p>4,366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2483" table:style-name="ce6">
            <text:p>2,483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2248" table:style-name="ce6">
            <text:p>2,248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086" table:style-name="ce6">
            <text:p>2,086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168" table:style-name="ce6">
            <text:p>2,168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501" table:style-name="ce6">
            <text:p>501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1914" table:style-name="ce6">
            <text:p>1,914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176" table:style-name="ce6">
            <text:p>176<text:s/></text:p>
          </table:table-cell>
          <table:table-cell office:value-type="float" office:value="360" table:style-name="ce6">
            <text:p>360<text:s/></text:p>
          </table:table-cell>
          <table:table-cell office:value-type="float" office:value="539" table:style-name="ce6">
            <text:p>539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19" table:style-name="ce6">
            <text:p>219<text:s/></text:p>
          </table:table-cell>
          <table:table-cell office:value-type="float" office:value="221" table:style-name="ce6">
            <text:p>221<text:s/></text:p>
          </table:table-cell>
          <table:table-cell office:value-type="float" office:value="306" table:style-name="ce6">
            <text:p>306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355" table:style-name="ce6">
            <text:p>355<text:s/></text:p>
          </table:table-cell>
          <table:table-cell office:value-type="float" office:value="561" table:style-name="ce6">
            <text:p>561<text:s/></text:p>
          </table:table-cell>
          <table:table-cell office:value-type="float" office:value="556" table:style-name="ce6">
            <text:p>556<text:s/></text:p>
          </table:table-cell>
          <table:table-cell table:number-columns-repeated="16264"/>
        </table:table-row>
        <table:table-row table:style-name="ro2">
          <table:table-cell office:value-type="date" office:date-value="2021-07-05T00:00:00" table:style-name="ce5">
            <text:p>2021/7/5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13850" table:style-name="ce6">
            <text:p>13,850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6802" table:style-name="ce6">
            <text:p>6,802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1319" table:style-name="ce6">
            <text:p>1,319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4447" table:style-name="ce6">
            <text:p>4,447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4974" table:style-name="ce6">
            <text:p>4,974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1591" table:style-name="ce6">
            <text:p>1,591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4454" table:style-name="ce6">
            <text:p>4,454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7451" table:style-name="ce6">
            <text:p>7,451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8429" table:style-name="ce6">
            <text:p>8,42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7189" table:style-name="ce6">
            <text:p>7,189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28237" table:style-name="ce6">
            <text:p>28,237<text:s/></text:p>
          </table:table-cell>
          <table:table-cell office:value-type="float" office:value="10963" table:style-name="ce6">
            <text:p>10,963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7469" table:style-name="ce6">
            <text:p>7,469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8427" table:style-name="ce6">
            <text:p>8,427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072" table:style-name="ce6">
            <text:p>9,072<text:s/></text:p>
          </table:table-cell>
          <table:table-cell office:value-type="float" office:value="5700" table:style-name="ce6">
            <text:p>5,700<text:s/></text:p>
          </table:table-cell>
          <table:table-cell office:value-type="float" office:value="16176" table:style-name="ce6">
            <text:p>16,176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3694" table:style-name="ce6">
            <text:p>3,694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6638" table:style-name="ce6">
            <text:p>6,638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13648" table:style-name="ce6">
            <text:p>13,648<text:s/></text:p>
          </table:table-cell>
          <table:table-cell office:value-type="float" office:value="6803" table:style-name="ce6">
            <text:p>6,803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2217" table:style-name="ce6">
            <text:p>2,217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6656" table:style-name="ce6">
            <text:p>6,656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43" table:style-name="ce6">
            <text:p>443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869" table:style-name="ce6">
            <text:p>869<text:s/></text:p>
          </table:table-cell>
          <table:table-cell office:value-type="float" office:value="1316" table:style-name="ce6">
            <text:p>1,316<text:s/></text:p>
          </table:table-cell>
          <table:table-cell office:value-type="float" office:value="1796" table:style-name="ce6">
            <text:p>1,796<text:s/></text:p>
          </table:table-cell>
          <table:table-cell table:number-columns-repeated="16264"/>
        </table:table-row>
        <table:table-row table:style-name="ro2">
          <table:table-cell office:value-type="date" office:date-value="2021-07-06T00:00:00" table:style-name="ce5">
            <text:p>2021/7/6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824" table:style-name="ce6">
            <text:p>824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900" table:style-name="ce6">
            <text:p>900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8654" table:style-name="ce6">
            <text:p>8,654<text:s/></text:p>
          </table:table-cell>
          <table:table-cell office:value-type="float" office:value="9000" table:style-name="ce6">
            <text:p>9,000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27741" table:style-name="ce6">
            <text:p>27,741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4480" table:style-name="ce6">
            <text:p>4,480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8506" table:style-name="ce6">
            <text:p>8,506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6129" table:style-name="ce6">
            <text:p>6,129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5746" table:style-name="ce6">
            <text:p>5,746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3203" table:style-name="ce6">
            <text:p>3,203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6912" table:style-name="ce6">
            <text:p>6,912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4692" table:style-name="ce6">
            <text:p>4,692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422" table:style-name="ce6">
            <text:p>422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054" table:style-name="ce6">
            <text:p>1,054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835" table:style-name="ce6">
            <text:p>835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1713" table:style-name="ce6">
            <text:p>1,713<text:s/></text:p>
          </table:table-cell>
          <table:table-cell table:number-columns-repeated="16264"/>
        </table:table-row>
        <table:table-row table:style-name="ro2">
          <table:table-cell office:value-type="date" office:date-value="2021-07-07T00:00:00" table:style-name="ce5">
            <text:p>2021/7/7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9094" table:style-name="ce6">
            <text:p>9,094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6314" table:style-name="ce6">
            <text:p>6,314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13604" table:style-name="ce6">
            <text:p>13,60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7705" table:style-name="ce6">
            <text:p>7,705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3701" table:style-name="ce6">
            <text:p>3,701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3674" table:style-name="ce6">
            <text:p>3,674<text:s/></text:p>
          </table:table-cell>
          <table:table-cell office:value-type="float" office:value="421" table:style-name="ce6">
            <text:p>421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1061" table:style-name="ce6">
            <text:p>1,061<text:s/></text:p>
          </table:table-cell>
          <table:table-cell office:value-type="float" office:value="2265" table:style-name="ce6">
            <text:p>2,265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1827" table:style-name="ce6">
            <text:p>1,827<text:s/></text:p>
          </table:table-cell>
          <table:table-cell table:number-columns-repeated="16264"/>
        </table:table-row>
        <table:table-row table:style-name="ro2">
          <table:table-cell office:value-type="date" office:date-value="2021-07-08T00:00:00" table:style-name="ce5">
            <text:p>2021/7/8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748" table:style-name="ce6">
            <text:p>748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4352" table:style-name="ce6">
            <text:p>4,352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28951" table:style-name="ce6">
            <text:p>28,951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13631" table:style-name="ce6">
            <text:p>13,631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9749" table:style-name="ce6">
            <text:p>9,749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5791" table:style-name="ce6">
            <text:p>5,791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6623" table:style-name="ce6">
            <text:p>6,623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872" table:style-name="ce6">
            <text:p>872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1370" table:style-name="ce6">
            <text:p>1,370<text:s/></text:p>
          </table:table-cell>
          <table:table-cell office:value-type="float" office:value="1758" table:style-name="ce6">
            <text:p>1,758<text:s/></text:p>
          </table:table-cell>
          <table:table-cell table:number-columns-repeated="16264"/>
        </table:table-row>
        <table:table-row table:style-name="ro2">
          <table:table-cell office:value-type="date" office:date-value="2021-07-09T00:00:00" table:style-name="ce5">
            <text:p>2021/7/9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14167" table:style-name="ce6">
            <text:p>14,167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5038" table:style-name="ce6">
            <text:p>5,038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849" table:style-name="ce6">
            <text:p>849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545" table:style-name="ce6">
            <text:p>1,545<text:s/></text:p>
          </table:table-cell>
          <table:table-cell office:value-type="float" office:value="9313" table:style-name="ce6">
            <text:p>9,313<text:s/></text:p>
          </table:table-cell>
          <table:table-cell office:value-type="float" office:value="977" table:style-name="ce6">
            <text:p>977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5428" table:style-name="ce6">
            <text:p>5,42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8410" table:style-name="ce6">
            <text:p>8,410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714" table:style-name="ce6">
            <text:p>3,71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543" table:style-name="ce6">
            <text:p>4,543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8686" table:style-name="ce6">
            <text:p>8,686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18077" table:style-name="ce6">
            <text:p>18,077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5758" table:style-name="ce6">
            <text:p>5,758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6896" table:style-name="ce6">
            <text:p>6,896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7911" table:style-name="ce6">
            <text:p>7,91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7355" table:style-name="ce6">
            <text:p>7,355<text:s/>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774" table:style-name="ce6">
            <text:p>3,774<text:s/></text:p>
          </table:table-cell>
          <table:table-cell office:value-type="float" office:value="425" table:style-name="ce6">
            <text:p>425<text:s/></text:p>
          </table:table-cell>
          <table:table-cell office:value-type="float" office:value="945" table:style-name="ce6">
            <text:p>94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1029" table:style-name="ce6">
            <text:p>1,029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1790" table:style-name="ce6">
            <text:p>1,790<text:s/></text:p>
          </table:table-cell>
          <table:table-cell table:number-columns-repeated="16264"/>
        </table:table-row>
        <table:table-row table:style-name="ro2">
          <table:table-cell office:value-type="date" office:date-value="2021-07-10T00:00:00" table:style-name="ce5">
            <text:p>2021/7/10</text:p>
          </table:table-cell>
          <table:table-cell office:value-type="float" office:value="503" table:style-name="ce6">
            <text:p>503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844" table:style-name="ce6">
            <text:p>844<text:s/></text:p>
          </table:table-cell>
          <table:table-cell office:value-type="float" office:value="486" table:style-name="ce6">
            <text:p>486<text:s/></text:p>
          </table:table-cell>
          <table:table-cell office:value-type="float" office:value="2018" table:style-name="ce6">
            <text:p>2,018<text:s/></text:p>
          </table:table-cell>
          <table:table-cell office:value-type="float" office:value="380" table:style-name="ce6">
            <text:p>380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406" table:style-name="ce6">
            <text:p>406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698" table:style-name="ce6">
            <text:p>1,698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663" table:style-name="ce6">
            <text:p>663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2043" table:style-name="ce6">
            <text:p>2,043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2243" table:style-name="ce6">
            <text:p>2,243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329" table:style-name="ce6">
            <text:p>1,329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720" table:style-name="ce6">
            <text:p>720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460" table:style-name="ce6">
            <text:p>460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5871" table:style-name="ce6">
            <text:p>5,871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666" table:style-name="ce6">
            <text:p>666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217" table:style-name="ce6">
            <text:p>217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800" table:style-name="ce6">
            <text:p>80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357" table:style-name="ce6">
            <text:p>357<text:s/></text:p>
          </table:table-cell>
          <table:table-cell office:value-type="float" office:value="388" table:style-name="ce6">
            <text:p>388<text:s/></text:p>
          </table:table-cell>
          <table:table-cell office:value-type="float" office:value="527" table:style-name="ce6">
            <text:p>527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874" table:style-name="ce6">
            <text:p>874<text:s/></text:p>
          </table:table-cell>
          <table:table-cell office:value-type="float" office:value="744" table:style-name="ce6">
            <text:p>744<text:s/></text:p>
          </table:table-cell>
          <table:table-cell table:number-columns-repeated="16264"/>
        </table:table-row>
        <table:table-row table:style-name="ro2">
          <table:table-cell office:value-type="date" office:date-value="2021-07-11T00:00:00" table:style-name="ce5">
            <text:p>2021/7/11</text:p>
          </table:table-cell>
          <table:table-cell office:value-type="float" office:value="461" table:style-name="ce6">
            <text:p>461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88" table:style-name="ce6">
            <text:p>288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318" table:style-name="ce6">
            <text:p>318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546" table:style-name="ce6">
            <text:p>546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395" table:style-name="ce6">
            <text:p>395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634" table:style-name="ce6">
            <text:p>634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1670" table:style-name="ce6">
            <text:p>1,670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611" table:style-name="ce6">
            <text:p>611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6198" table:style-name="ce6">
            <text:p>6,198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991" table:style-name="ce6">
            <text:p>991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593" table:style-name="ce6">
            <text:p>593<text:s/></text:p>
          </table:table-cell>
          <table:table-cell office:value-type="float" office:value="641" table:style-name="ce6">
            <text:p>641<text:s/></text:p>
          </table:table-cell>
          <table:table-cell office:value-type="float" office:value="413" table:style-name="ce6">
            <text:p>413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5376" table:style-name="ce6">
            <text:p>5,376<text:s/>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1512" table:style-name="ce6">
            <text:p>1,512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1172" table:style-name="ce6">
            <text:p>1,172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2140" table:style-name="ce6">
            <text:p>2,140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432" table:style-name="ce6">
            <text:p>1,432<text:s/></text:p>
          </table:table-cell>
          <table:table-cell office:value-type="float" office:value="1005" table:style-name="ce6">
            <text:p>1,005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72" table:style-name="ce6">
            <text:p>172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585" table:style-name="ce6">
            <text:p>58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246" table:style-name="ce6">
            <text:p>246<text:s/></text:p>
          </table:table-cell>
          <table:table-cell office:value-type="float" office:value="278" table:style-name="ce6">
            <text:p>278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416" table:style-name="ce6">
            <text:p>416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644" table:style-name="ce6">
            <text:p>644<text:s/></text:p>
          </table:table-cell>
          <table:table-cell table:number-columns-repeated="16264"/>
        </table:table-row>
        <table:table-row table:style-name="ro2">
          <table:table-cell office:value-type="date" office:date-value="2021-07-12T00:00:00" table:style-name="ce5">
            <text:p>2021/7/12</text:p>
          </table:table-cell>
          <table:table-cell office:value-type="float" office:value="1194" table:style-name="ce6">
            <text:p>1,194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3086" table:style-name="ce6">
            <text:p>13,086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791" table:style-name="ce6">
            <text:p>791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937" table:style-name="ce6">
            <text:p>937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1007" table:style-name="ce6">
            <text:p>1,007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3564" table:style-name="ce6">
            <text:p>3,564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30799" table:style-name="ce6">
            <text:p>30,799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8149" table:style-name="ce6">
            <text:p>8,149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8914" table:style-name="ce6">
            <text:p>8,914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6205" table:style-name="ce6">
            <text:p>6,205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5652" table:style-name="ce6">
            <text:p>5,65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4543" table:style-name="ce6">
            <text:p>14,543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437" table:style-name="ce6">
            <text:p>437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1974" table:style-name="ce6">
            <text:p>1,974<text:s/></text:p>
          </table:table-cell>
          <table:table-cell table:number-columns-repeated="16264"/>
        </table:table-row>
        <table:table-row table:style-name="ro2">
          <table:table-cell office:value-type="date" office:date-value="2021-07-13T00:00:00" table:style-name="ce5">
            <text:p>2021/7/13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8219" table:style-name="ce6">
            <text:p>8,219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875" table:style-name="ce6">
            <text:p>875<text:s/></text:p>
          </table:table-cell>
          <table:table-cell office:value-type="float" office:value="2433" table:style-name="ce6">
            <text:p>2,433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6032" table:style-name="ce6">
            <text:p>6,032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8068" table:style-name="ce6">
            <text:p>8,068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2131" table:style-name="ce6">
            <text:p>32,131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8596" table:style-name="ce6">
            <text:p>8,596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1555" table:style-name="ce6">
            <text:p>1,55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9462" table:style-name="ce6">
            <text:p>9,462<text:s/></text:p>
          </table:table-cell>
          <table:table-cell office:value-type="float" office:value="12962" table:style-name="ce6">
            <text:p>12,962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5245" table:style-name="ce6">
            <text:p>15,245<text:s/></text:p>
          </table:table-cell>
          <table:table-cell office:value-type="float" office:value="6955" table:style-name="ce6">
            <text:p>6,955<text:s/></text:p>
          </table:table-cell>
          <table:table-cell office:value-type="float" office:value="10572" table:style-name="ce6">
            <text:p>10,572<text:s/></text:p>
          </table:table-cell>
          <table:table-cell office:value-type="float" office:value="10429" table:style-name="ce6">
            <text:p>10,429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8658" table:style-name="ce6">
            <text:p>18,658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6093" table:style-name="ce6">
            <text:p>6,093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590" table:style-name="ce6">
            <text:p>4,590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2448" table:style-name="ce6">
            <text:p>2,448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6343" table:style-name="ce6">
            <text:p>6,34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014" table:style-name="ce6">
            <text:p>5,014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971" table:style-name="ce6">
            <text:p>971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663" table:style-name="ce6">
            <text:p>2,663<text:s/></text:p>
          </table:table-cell>
          <table:table-cell office:value-type="float" office:value="952" table:style-name="ce6">
            <text:p>952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970" table:style-name="ce6">
            <text:p>1,970<text:s/></text:p>
          </table:table-cell>
          <table:table-cell table:number-columns-repeated="16264"/>
        </table:table-row>
        <table:table-row table:style-name="ro2">
          <table:table-cell office:value-type="date" office:date-value="2021-07-14T00:00:00" table:style-name="ce5">
            <text:p>2021/7/14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5074" table:style-name="ce6">
            <text:p>5,074<text:s/></text:p>
          </table:table-cell>
          <table:table-cell office:value-type="float" office:value="15803" table:style-name="ce6">
            <text:p>15,803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5974" table:style-name="ce6">
            <text:p>5,974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6048" table:style-name="ce6">
            <text:p>6,04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10925" table:style-name="ce6">
            <text:p>10,925<text:s/></text:p>
          </table:table-cell>
          <table:table-cell office:value-type="float" office:value="8139" table:style-name="ce6">
            <text:p>8,139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33741" table:style-name="ce6">
            <text:p>33,741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8342" table:style-name="ce6">
            <text:p>8,342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11798" table:style-name="ce6">
            <text:p>11,798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4732" table:style-name="ce6">
            <text:p>4,732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917" table:style-name="ce6">
            <text:p>4,917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9784" table:style-name="ce6">
            <text:p>9,784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3116" table:style-name="ce6">
            <text:p>13,116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6939" table:style-name="ce6">
            <text:p>6,939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6686" table:style-name="ce6">
            <text:p>6,686<text:s/></text:p>
          </table:table-cell>
          <table:table-cell office:value-type="float" office:value="18990" table:style-name="ce6">
            <text:p>18,990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7542" table:style-name="ce6">
            <text:p>7,542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6505" table:style-name="ce6">
            <text:p>6,505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5064" table:style-name="ce6">
            <text:p>5,064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495" table:style-name="ce6">
            <text:p>495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565" table:style-name="ce6">
            <text:p>1,565<text:s/></text:p>
          </table:table-cell>
          <table:table-cell office:value-type="float" office:value="1981" table:style-name="ce6">
            <text:p>1,981<text:s/></text:p>
          </table:table-cell>
          <table:table-cell table:number-columns-repeated="16264"/>
        </table:table-row>
        <table:table-row table:style-name="ro2">
          <table:table-cell office:value-type="date" office:date-value="2021-07-15T00:00:00" table:style-name="ce5">
            <text:p>2021/7/15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4535" table:style-name="ce6">
            <text:p>4,535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816" table:style-name="ce6">
            <text:p>816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025" table:style-name="ce6">
            <text:p>1,02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094" table:style-name="ce6">
            <text:p>1,094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8534" table:style-name="ce6">
            <text:p>8,534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0962" table:style-name="ce6">
            <text:p>10,962<text:s/></text:p>
          </table:table-cell>
          <table:table-cell office:value-type="float" office:value="34090" table:style-name="ce6">
            <text:p>34,090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8830" table:style-name="ce6">
            <text:p>8,830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1565" table:style-name="ce6">
            <text:p>1,565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0642" table:style-name="ce6">
            <text:p>10,642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4544" table:style-name="ce6">
            <text:p>14,544<text:s/></text:p>
          </table:table-cell>
          <table:table-cell office:value-type="float" office:value="10285" table:style-name="ce6">
            <text:p>10,285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9192" table:style-name="ce6">
            <text:p>19,192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4578" table:style-name="ce6">
            <text:p>4,578<text:s/></text:p>
          </table:table-cell>
          <table:table-cell office:value-type="float" office:value="15698" table:style-name="ce6">
            <text:p>15,698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108" table:style-name="ce6">
            <text:p>4,108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7683" table:style-name="ce6">
            <text:p>7,683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1008" table:style-name="ce6">
            <text:p>1,008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1109" table:style-name="ce6">
            <text:p>1,109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552" table:style-name="ce6">
            <text:p>1,552<text:s/></text:p>
          </table:table-cell>
          <table:table-cell office:value-type="float" office:value="1973" table:style-name="ce6">
            <text:p>1,973<text:s/></text:p>
          </table:table-cell>
          <table:table-cell table:number-columns-repeated="16264"/>
        </table:table-row>
        <table:table-row table:style-name="ro2">
          <table:table-cell office:value-type="date" office:date-value="2021-07-16T00:00:00" table:style-name="ce5">
            <text:p>2021/7/16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5954" table:style-name="ce6">
            <text:p>15,954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4565" table:style-name="ce6">
            <text:p>4,565<text:s/></text:p>
          </table:table-cell>
          <table:table-cell office:value-type="float" office:value="4271" table:style-name="ce6">
            <text:p>4,271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4796" table:style-name="ce6">
            <text:p>4,796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856" table:style-name="ce6">
            <text:p>856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066" table:style-name="ce6">
            <text:p>1,066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551" table:style-name="ce6">
            <text:p>13,551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0272" table:style-name="ce6">
            <text:p>10,272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38303" table:style-name="ce6">
            <text:p>38,303<text:s/></text:p>
          </table:table-cell>
          <table:table-cell office:value-type="float" office:value="14061" table:style-name="ce6">
            <text:p>14,061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7139" table:style-name="ce6">
            <text:p>7,139<text:s/></text:p>
          </table:table-cell>
          <table:table-cell office:value-type="float" office:value="8778" table:style-name="ce6">
            <text:p>8,778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4584" table:style-name="ce6">
            <text:p>4,584<text:s/></text:p>
          </table:table-cell>
          <table:table-cell office:value-type="float" office:value="11872" table:style-name="ce6">
            <text:p>11,872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8738" table:style-name="ce6">
            <text:p>8,738<text:s/></text:p>
          </table:table-cell>
          <table:table-cell office:value-type="float" office:value="9573" table:style-name="ce6">
            <text:p>9,573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14735" table:style-name="ce6">
            <text:p>14,735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16759" table:style-name="ce6">
            <text:p>16,759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20225" table:style-name="ce6">
            <text:p>20,225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9053" table:style-name="ce6">
            <text:p>9,05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538" table:style-name="ce6">
            <text:p>538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1133" table:style-name="ce6">
            <text:p>1,133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1196" table:style-name="ce6">
            <text:p>1,196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968" table:style-name="ce6">
            <text:p>96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996" table:style-name="ce6">
            <text:p>1,996<text:s/></text:p>
          </table:table-cell>
          <table:table-cell table:number-columns-repeated="16264"/>
        </table:table-row>
        <table:table-row table:style-name="ro2">
          <table:table-cell office:value-type="date" office:date-value="2021-07-17T00:00:00" table:style-name="ce5">
            <text:p>2021/7/17</text:p>
          </table:table-cell>
          <table:table-cell office:value-type="float" office:value="541" table:style-name="ce6">
            <text:p>541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891" table:style-name="ce6">
            <text:p>1,891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2042" table:style-name="ce6">
            <text:p>2,042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516" table:style-name="ce6">
            <text:p>516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886" table:style-name="ce6">
            <text:p>886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2967" table:style-name="ce6">
            <text:p>2,967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4602" table:style-name="ce6">
            <text:p>4,602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19674" table:style-name="ce6">
            <text:p>19,674<text:s/></text:p>
          </table:table-cell>
          <table:table-cell office:value-type="float" office:value="9153" table:style-name="ce6">
            <text:p>9,15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535" table:style-name="ce6">
            <text:p>535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1599" table:style-name="ce6">
            <text:p>1,599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3751" table:style-name="ce6">
            <text:p>3,751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2110" table:style-name="ce6">
            <text:p>2,11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431" table:style-name="ce6">
            <text:p>1,431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283" table:style-name="ce6">
            <text:p>283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799" table:style-name="ce6">
            <text:p>799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371" table:style-name="ce6">
            <text:p>371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556" table:style-name="ce6">
            <text:p>556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861" table:style-name="ce6">
            <text:p>861<text:s/></text:p>
          </table:table-cell>
          <table:table-cell table:number-columns-repeated="16264"/>
        </table:table-row>
        <table:table-row table:style-name="ro2">
          <table:table-cell office:value-type="date" office:date-value="2021-07-18T00:00:00" table:style-name="ce5">
            <text:p>2021/7/18</text:p>
          </table:table-cell>
          <table:table-cell office:value-type="float" office:value="538" table:style-name="ce6">
            <text:p>538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502" table:style-name="ce6">
            <text:p>502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351" table:style-name="ce6">
            <text:p>351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415" table:style-name="ce6">
            <text:p>415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2385" table:style-name="ce6">
            <text:p>2,385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2469" table:style-name="ce6">
            <text:p>2,469<text:s/></text:p>
          </table:table-cell>
          <table:table-cell office:value-type="float" office:value="724" table:style-name="ce6">
            <text:p>724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909" table:style-name="ce6">
            <text:p>3,909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5698" table:style-name="ce6">
            <text:p>5,698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3324" table:style-name="ce6">
            <text:p>3,324<text:s/></text:p>
          </table:table-cell>
          <table:table-cell office:value-type="float" office:value="8481" table:style-name="ce6">
            <text:p>8,481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2873" table:style-name="ce6">
            <text:p>2,873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787" table:style-name="ce6">
            <text:p>1,787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1131" table:style-name="ce6">
            <text:p>1,131<text:s/></text:p>
          </table:table-cell>
          <table:table-cell office:value-type="float" office:value="623" table:style-name="ce6">
            <text:p>623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2174" table:style-name="ce6">
            <text:p>2,174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700" table:style-name="ce6">
            <text:p>3,700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216" table:style-name="ce6">
            <text:p>216<text:s/></text:p>
          </table:table-cell>
          <table:table-cell office:value-type="float" office:value="503" table:style-name="ce6">
            <text:p>503<text:s/></text:p>
          </table:table-cell>
          <table:table-cell office:value-type="float" office:value="703" table:style-name="ce6">
            <text:p>703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289" table:style-name="ce6">
            <text:p>289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471" table:style-name="ce6">
            <text:p>471<text:s/></text:p>
          </table:table-cell>
          <table:table-cell office:value-type="float" office:value="777" table:style-name="ce6">
            <text:p>777<text:s/></text:p>
          </table:table-cell>
          <table:table-cell office:value-type="float" office:value="684" table:style-name="ce6">
            <text:p>684<text:s/></text:p>
          </table:table-cell>
          <table:table-cell table:number-columns-repeated="16264"/>
        </table:table-row>
        <table:table-row table:style-name="ro2">
          <table:table-cell office:value-type="date" office:date-value="2021-07-19T00:00:00" table:style-name="ce5">
            <text:p>2021/7/19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14011" table:style-name="ce6">
            <text:p>14,011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881" table:style-name="ce6">
            <text:p>881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921" table:style-name="ce6">
            <text:p>921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0944" table:style-name="ce6">
            <text:p>10,944<text:s/></text:p>
          </table:table-cell>
          <table:table-cell office:value-type="float" office:value="1161" table:style-name="ce6">
            <text:p>1,161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5979" table:style-name="ce6">
            <text:p>5,979<text:s/></text:p>
          </table:table-cell>
          <table:table-cell office:value-type="float" office:value="11178" table:style-name="ce6">
            <text:p>11,178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3874" table:style-name="ce6">
            <text:p>13,874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8293" table:style-name="ce6">
            <text:p>8,293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33683" table:style-name="ce6">
            <text:p>33,683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8609" table:style-name="ce6">
            <text:p>8,609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3449" table:style-name="ce6">
            <text:p>3,449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16484" table:style-name="ce6">
            <text:p>16,484<text:s/></text:p>
          </table:table-cell>
          <table:table-cell office:value-type="float" office:value="6811" table:style-name="ce6">
            <text:p>6,811<text:s/></text:p>
          </table:table-cell>
          <table:table-cell office:value-type="float" office:value="10996" table:style-name="ce6">
            <text:p>10,996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7429" table:style-name="ce6">
            <text:p>7,429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9219" table:style-name="ce6">
            <text:p>9,219<text:s/></text:p>
          </table:table-cell>
          <table:table-cell office:value-type="float" office:value="3793" table:style-name="ce6">
            <text:p>3,793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5053" table:style-name="ce6">
            <text:p>5,053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5191" table:style-name="ce6">
            <text:p>5,191<text:s/></text:p>
          </table:table-cell>
          <table:table-cell office:value-type="float" office:value="5228" table:style-name="ce6">
            <text:p>5,228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1989" table:style-name="ce6">
            <text:p>1,989<text:s/></text:p>
          </table:table-cell>
          <table:table-cell table:number-columns-repeated="16264"/>
        </table:table-row>
        <table:table-row table:style-name="ro2">
          <table:table-cell office:value-type="date" office:date-value="2021-07-20T00:00:00" table:style-name="ce5">
            <text:p>2021/7/20</text:p>
          </table:table-cell>
          <table:table-cell office:value-type="float" office:value="1344" table:style-name="ce6">
            <text:p>1,344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6443" table:style-name="ce6">
            <text:p>16,443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8469" table:style-name="ce6">
            <text:p>8,469<text:s/></text:p>
          </table:table-cell>
          <table:table-cell office:value-type="float" office:value="4770" table:style-name="ce6">
            <text:p>4,770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908" table:style-name="ce6">
            <text:p>908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1135" table:style-name="ce6">
            <text:p>1,135<text:s/></text:p>
          </table:table-cell>
          <table:table-cell office:value-type="float" office:value="4377" table:style-name="ce6">
            <text:p>4,377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7466" table:style-name="ce6">
            <text:p>7,466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33255" table:style-name="ce6">
            <text:p>33,255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11866" table:style-name="ce6">
            <text:p>11,866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10164" table:style-name="ce6">
            <text:p>10,164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7047" table:style-name="ce6">
            <text:p>7,047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9294" table:style-name="ce6">
            <text:p>9,294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505" table:style-name="ce6">
            <text:p>2,505<text:s/></text:p>
          </table:table-cell>
          <table:table-cell office:value-type="float" office:value="2621" table:style-name="ce6">
            <text:p>2,621<text:s/></text:p>
          </table:table-cell>
          <table:table-cell office:value-type="float" office:value="2693" table:style-name="ce6">
            <text:p>2,693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1741" table:style-name="ce6">
            <text:p>1,741<text:s/></text:p>
          </table:table-cell>
          <table:table-cell office:value-type="float" office:value="1275" table:style-name="ce6">
            <text:p>1,275<text:s/></text:p>
          </table:table-cell>
          <table:table-cell office:value-type="float" office:value="2839" table:style-name="ce6">
            <text:p>2,839<text:s/></text:p>
          </table:table-cell>
          <table:table-cell office:value-type="float" office:value="985" table:style-name="ce6">
            <text:p>985<text:s/></text:p>
          </table:table-cell>
          <table:table-cell office:value-type="float" office:value="1610" table:style-name="ce6">
            <text:p>1,610<text:s/></text:p>
          </table:table-cell>
          <table:table-cell office:value-type="float" office:value="2056" table:style-name="ce6">
            <text:p>2,056<text:s/></text:p>
          </table:table-cell>
          <table:table-cell table:number-columns-repeated="16264"/>
        </table:table-row>
        <table:table-row table:style-name="ro2">
          <table:table-cell office:value-type="date" office:date-value="2021-07-21T00:00:00" table:style-name="ce5">
            <text:p>2021/7/21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5354" table:style-name="ce6">
            <text:p>5,354<text:s/></text:p>
          </table:table-cell>
          <table:table-cell office:value-type="float" office:value="16694" table:style-name="ce6">
            <text:p>16,694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4288" table:style-name="ce6">
            <text:p>4,288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6014" table:style-name="ce6">
            <text:p>6,01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6229" table:style-name="ce6">
            <text:p>6,229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10876" table:style-name="ce6">
            <text:p>10,876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11939" table:style-name="ce6">
            <text:p>11,939<text:s/></text:p>
          </table:table-cell>
          <table:table-cell office:value-type="float" office:value="34155" table:style-name="ce6">
            <text:p>34,155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8861" table:style-name="ce6">
            <text:p>8,861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1722" table:style-name="ce6">
            <text:p>11,722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1367" table:style-name="ce6">
            <text:p>1,367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3912" table:style-name="ce6">
            <text:p>3,912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20403" table:style-name="ce6">
            <text:p>20,403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4629" table:style-name="ce6">
            <text:p>4,629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6111" table:style-name="ce6">
            <text:p>16,111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518" table:style-name="ce6">
            <text:p>518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209" table:style-name="ce6">
            <text:p>1,209<text:s/>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2027" table:style-name="ce6">
            <text:p>2,027<text:s/></text:p>
          </table:table-cell>
          <table:table-cell table:number-columns-repeated="16264"/>
        </table:table-row>
        <table:table-row table:style-name="ro2">
          <table:table-cell office:value-type="date" office:date-value="2021-07-22T00:00:00" table:style-name="ce5">
            <text:p>2021/7/22</text:p>
          </table:table-cell>
          <table:table-cell office:value-type="float" office:value="1274" table:style-name="ce6">
            <text:p>1,274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16674" table:style-name="ce6">
            <text:p>16,674<text:s/></text:p>
          </table:table-cell>
          <table:table-cell office:value-type="float" office:value="14155" table:style-name="ce6">
            <text:p>14,155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4706" table:style-name="ce6">
            <text:p>4,706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4836" table:style-name="ce6">
            <text:p>4,836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10235" table:style-name="ce6">
            <text:p>10,235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3980" table:style-name="ce6">
            <text:p>3,980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32837" table:style-name="ce6">
            <text:p>32,837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10278" table:style-name="ce6">
            <text:p>10,278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6207" table:style-name="ce6">
            <text:p>6,207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7098" table:style-name="ce6">
            <text:p>7,098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6311" table:style-name="ce6">
            <text:p>6,311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7857" table:style-name="ce6">
            <text:p>7,857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5258" table:style-name="ce6">
            <text:p>5,258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473" table:style-name="ce6">
            <text:p>473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2003" table:style-name="ce6">
            <text:p>2,003<text:s/></text:p>
          </table:table-cell>
          <table:table-cell table:number-columns-repeated="16264"/>
        </table:table-row>
        <table:table-row table:style-name="ro2">
          <table:table-cell office:value-type="date" office:date-value="2021-07-23T00:00:00" table:style-name="ce5">
            <text:p>2021/7/23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13862" table:style-name="ce6">
            <text:p>13,862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740" table:style-name="ce6">
            <text:p>74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6431" table:style-name="ce6">
            <text:p>6,431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7983" table:style-name="ce6">
            <text:p>7,983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34548" table:style-name="ce6">
            <text:p>34,548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8016" table:style-name="ce6">
            <text:p>8,016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10699" table:style-name="ce6">
            <text:p>10,699<text:s/></text:p>
          </table:table-cell>
          <table:table-cell office:value-type="float" office:value="2565" table:style-name="ce6">
            <text:p>2,565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6023" table:style-name="ce6">
            <text:p>6,023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9034" table:style-name="ce6">
            <text:p>9,034<text:s/></text:p>
          </table:table-cell>
          <table:table-cell office:value-type="float" office:value="13618" table:style-name="ce6">
            <text:p>13,618<text:s/></text:p>
          </table:table-cell>
          <table:table-cell office:value-type="float" office:value="14164" table:style-name="ce6">
            <text:p>14,164<text:s/></text:p>
          </table:table-cell>
          <table:table-cell office:value-type="float" office:value="9946" table:style-name="ce6">
            <text:p>9,946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5258" table:style-name="ce6">
            <text:p>15,258<text:s/></text:p>
          </table:table-cell>
          <table:table-cell office:value-type="float" office:value="6707" table:style-name="ce6">
            <text:p>6,707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0659" table:style-name="ce6">
            <text:p>10,659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7611" table:style-name="ce6">
            <text:p>7,611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15097" table:style-name="ce6">
            <text:p>15,097<text:s/></text:p>
          </table:table-cell>
          <table:table-cell office:value-type="float" office:value="7605" table:style-name="ce6">
            <text:p>7,605<text:s/></text:p>
          </table:table-cell>
          <table:table-cell office:value-type="float" office:value="9063" table:style-name="ce6">
            <text:p>9,063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2388" table:style-name="ce6">
            <text:p>2,388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0305" table:style-name="ce6">
            <text:p>10,305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455" table:style-name="ce6">
            <text:p>455<text:s/></text:p>
          </table:table-cell>
          <table:table-cell office:value-type="float" office:value="1076" table:style-name="ce6">
            <text:p>1,076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915" table:style-name="ce6">
            <text:p>915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1975" table:style-name="ce6">
            <text:p>1,975<text:s/></text:p>
          </table:table-cell>
          <table:table-cell table:number-columns-repeated="16264"/>
        </table:table-row>
        <table:table-row table:style-name="ro2">
          <table:table-cell office:value-type="date" office:date-value="2021-07-24T00:00:00" table:style-name="ce5">
            <text:p>2021/7/24</text:p>
          </table:table-cell>
          <table:table-cell office:value-type="float" office:value="485" table:style-name="ce6">
            <text:p>485<text:s/></text:p>
          </table:table-cell>
          <table:table-cell office:value-type="float" office:value="1865" table:style-name="ce6">
            <text:p>1,865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374" table:style-name="ce6">
            <text:p>374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301" table:style-name="ce6">
            <text:p>301<text:s/></text:p>
          </table:table-cell>
          <table:table-cell office:value-type="float" office:value="1166" table:style-name="ce6">
            <text:p>1,166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1185" table:style-name="ce6">
            <text:p>1,185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725" table:style-name="ce6">
            <text:p>725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450" table:style-name="ce6">
            <text:p>450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1211" table:style-name="ce6">
            <text:p>1,211<text:s/></text:p>
          </table:table-cell>
          <table:table-cell office:value-type="float" office:value="434" table:style-name="ce6">
            <text:p>434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675" table:style-name="ce6">
            <text:p>675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750" table:style-name="ce6">
            <text:p>750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4308" table:style-name="ce6">
            <text:p>4,308<text:s/></text:p>
          </table:table-cell>
          <table:table-cell office:value-type="float" office:value="4209" table:style-name="ce6">
            <text:p>4,209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1153" table:style-name="ce6">
            <text:p>1,153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762" table:style-name="ce6">
            <text:p>762<text:s/></text:p>
          </table:table-cell>
          <table:table-cell office:value-type="float" office:value="410" table:style-name="ce6">
            <text:p>41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655" table:style-name="ce6">
            <text:p>4,655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4809" table:style-name="ce6">
            <text:p>4,809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2006" table:style-name="ce6">
            <text:p>2,006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1798" table:style-name="ce6">
            <text:p>1,798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2058" table:style-name="ce6">
            <text:p>2,058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2649" table:style-name="ce6">
            <text:p>2,649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222" table:style-name="ce6">
            <text:p>222<text:s/></text:p>
          </table:table-cell>
          <table:table-cell office:value-type="float" office:value="499" table:style-name="ce6">
            <text:p>499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336" table:style-name="ce6">
            <text:p>336<text:s/></text:p>
          </table:table-cell>
          <table:table-cell office:value-type="float" office:value="393" table:style-name="ce6">
            <text:p>393<text:s/></text:p>
          </table:table-cell>
          <table:table-cell office:value-type="float" office:value="471" table:style-name="ce6">
            <text:p>471<text:s/></text:p>
          </table:table-cell>
          <table:table-cell office:value-type="float" office:value="1464" table:style-name="ce6">
            <text:p>1,464<text:s/></text:p>
          </table:table-cell>
          <table:table-cell office:value-type="float" office:value="532" table:style-name="ce6">
            <text:p>532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697" table:style-name="ce6">
            <text:p>697<text:s/></text:p>
          </table:table-cell>
          <table:table-cell table:number-columns-repeated="16264"/>
        </table:table-row>
        <table:table-row table:style-name="ro2">
          <table:table-cell office:value-type="date" office:date-value="2021-07-25T00:00:00" table:style-name="ce5">
            <text:p>2021/7/25</text:p>
          </table:table-cell>
          <table:table-cell office:value-type="float" office:value="580" table:style-name="ce6">
            <text:p>580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844" table:style-name="ce6">
            <text:p>3,844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939" table:style-name="ce6">
            <text:p>939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695" table:style-name="ce6">
            <text:p>695<text:s/></text:p>
          </table:table-cell>
          <table:table-cell office:value-type="float" office:value="432" table:style-name="ce6">
            <text:p>432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467" table:style-name="ce6">
            <text:p>1,467<text:s/></text:p>
          </table:table-cell>
          <table:table-cell office:value-type="float" office:value="788" table:style-name="ce6">
            <text:p>788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2224" table:style-name="ce6">
            <text:p>2,224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818" table:style-name="ce6">
            <text:p>818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4675" table:style-name="ce6">
            <text:p>4,675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1897" table:style-name="ce6">
            <text:p>1,897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789" table:style-name="ce6">
            <text:p>789<text:s/></text:p>
          </table:table-cell>
          <table:table-cell office:value-type="float" office:value="903" table:style-name="ce6">
            <text:p>903<text:s/></text:p>
          </table:table-cell>
          <table:table-cell office:value-type="float" office:value="480" table:style-name="ce6">
            <text:p>480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7406" table:style-name="ce6">
            <text:p>7,40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1997" table:style-name="ce6">
            <text:p>1,997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6174" table:style-name="ce6">
            <text:p>6,174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1832" table:style-name="ce6">
            <text:p>1,832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3727" table:style-name="ce6">
            <text:p>3,727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1573" table:style-name="ce6">
            <text:p>1,573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369" table:style-name="ce6">
            <text:p>1,369<text:s/></text:p>
          </table:table-cell>
          <table:table-cell office:value-type="float" office:value="670" table:style-name="ce6">
            <text:p>670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088" table:style-name="ce6">
            <text:p>2,088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16" table:style-name="ce6">
            <text:p>216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363" table:style-name="ce6">
            <text:p>363<text:s/></text:p>
          </table:table-cell>
          <table:table-cell office:value-type="float" office:value="456" table:style-name="ce6">
            <text:p>456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566" table:style-name="ce6">
            <text:p>566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822" table:style-name="ce6">
            <text:p>822<text:s/></text:p>
          </table:table-cell>
          <table:table-cell table:number-columns-repeated="16264"/>
        </table:table-row>
        <table:table-row table:style-name="ro2">
          <table:table-cell office:value-type="date" office:date-value="2021-07-26T00:00:00" table:style-name="ce5">
            <text:p>2021/7/26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17476" table:style-name="ce6">
            <text:p>17,476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973" table:style-name="ce6">
            <text:p>973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128" table:style-name="ce6">
            <text:p>1,128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1829" table:style-name="ce6">
            <text:p>11,829<text:s/></text:p>
          </table:table-cell>
          <table:table-cell office:value-type="float" office:value="1267" table:style-name="ce6">
            <text:p>1,267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674" table:style-name="ce6">
            <text:p>5,674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4248" table:style-name="ce6">
            <text:p>4,248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36546" table:style-name="ce6">
            <text:p>36,546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9867" table:style-name="ce6">
            <text:p>9,867<text:s/></text:p>
          </table:table-cell>
          <table:table-cell office:value-type="float" office:value="7732" table:style-name="ce6">
            <text:p>7,732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910" table:style-name="ce6">
            <text:p>9,91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13188" table:style-name="ce6">
            <text:p>13,188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7339" table:style-name="ce6">
            <text:p>7,339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10717" table:style-name="ce6">
            <text:p>10,717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16258" table:style-name="ce6">
            <text:p>16,258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18187" table:style-name="ce6">
            <text:p>18,187<text:s/></text:p>
          </table:table-cell>
          <table:table-cell office:value-type="float" office:value="7468" table:style-name="ce6">
            <text:p>7,468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12025" table:style-name="ce6">
            <text:p>12,025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4879" table:style-name="ce6">
            <text:p>4,879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17281" table:style-name="ce6">
            <text:p>17,281<text:s/></text:p>
          </table:table-cell>
          <table:table-cell office:value-type="float" office:value="8545" table:style-name="ce6">
            <text:p>8,545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4795" table:style-name="ce6">
            <text:p>4,795<text:s/></text:p>
          </table:table-cell>
          <table:table-cell office:value-type="float" office:value="4436" table:style-name="ce6">
            <text:p>4,436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11875" table:style-name="ce6">
            <text:p>11,875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5491" table:style-name="ce6">
            <text:p>5,491<text:s/></text:p>
          </table:table-cell>
          <table:table-cell office:value-type="float" office:value="5702" table:style-name="ce6">
            <text:p>5,702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594" table:style-name="ce6">
            <text:p>594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945" table:style-name="ce6">
            <text:p>1,945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2247" table:style-name="ce6">
            <text:p>2,247<text:s/></text:p>
          </table:table-cell>
          <table:table-cell table:number-columns-repeated="16264"/>
        </table:table-row>
        <table:table-row table:style-name="ro2">
          <table:table-cell office:value-type="date" office:date-value="2021-07-27T00:00:00" table:style-name="ce5">
            <text:p>2021/7/27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5271" table:style-name="ce6">
            <text:p>5,271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1173" table:style-name="ce6">
            <text:p>1,173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1958" table:style-name="ce6">
            <text:p>1,958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284" table:style-name="ce6">
            <text:p>1,28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5190" table:style-name="ce6">
            <text:p>5,190<text:s/></text:p>
          </table:table-cell>
          <table:table-cell office:value-type="float" office:value="6310" table:style-name="ce6">
            <text:p>6,310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4310" table:style-name="ce6">
            <text:p>4,310<text:s/></text:p>
          </table:table-cell>
          <table:table-cell office:value-type="float" office:value="16937" table:style-name="ce6">
            <text:p>16,937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9961" table:style-name="ce6">
            <text:p>9,961<text:s/></text:p>
          </table:table-cell>
          <table:table-cell office:value-type="float" office:value="13296" table:style-name="ce6">
            <text:p>13,296<text:s/></text:p>
          </table:table-cell>
          <table:table-cell office:value-type="float" office:value="40998" table:style-name="ce6">
            <text:p>40,998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0276" table:style-name="ce6">
            <text:p>10,276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1973" table:style-name="ce6">
            <text:p>1,973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4815" table:style-name="ce6">
            <text:p>4,815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6953" table:style-name="ce6">
            <text:p>16,953<text:s/></text:p>
          </table:table-cell>
          <table:table-cell office:value-type="float" office:value="18271" table:style-name="ce6">
            <text:p>18,271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19108" table:style-name="ce6">
            <text:p>19,108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5194" table:style-name="ce6">
            <text:p>5,194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5209" table:style-name="ce6">
            <text:p>5,209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6186" table:style-name="ce6">
            <text:p>6,186<text:s/></text:p>
          </table:table-cell>
          <table:table-cell office:value-type="float" office:value="6158" table:style-name="ce6">
            <text:p>6,158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579" table:style-name="ce6">
            <text:p>579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2372" table:style-name="ce6">
            <text:p>2,372<text:s/></text:p>
          </table:table-cell>
          <table:table-cell table:number-columns-repeated="16264"/>
        </table:table-row>
        <table:table-row table:style-name="ro2">
          <table:table-cell office:value-type="date" office:date-value="2021-07-28T00:00:00" table:style-name="ce5">
            <text:p>2021/7/28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8138" table:style-name="ce6">
            <text:p>8,138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1256" table:style-name="ce6">
            <text:p>1,256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13360" table:style-name="ce6">
            <text:p>13,360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7019" table:style-name="ce6">
            <text:p>7,019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16754" table:style-name="ce6">
            <text:p>16,754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42416" table:style-name="ce6">
            <text:p>42,416<text:s/></text:p>
          </table:table-cell>
          <table:table-cell office:value-type="float" office:value="16554" table:style-name="ce6">
            <text:p>16,554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8050" table:style-name="ce6">
            <text:p>8,050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17041" table:style-name="ce6">
            <text:p>17,041<text:s/></text:p>
          </table:table-cell>
          <table:table-cell office:value-type="float" office:value="18205" table:style-name="ce6">
            <text:p>18,205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8724" table:style-name="ce6">
            <text:p>8,72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7682" table:style-name="ce6">
            <text:p>7,68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5579" table:style-name="ce6">
            <text:p>5,579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5557" table:style-name="ce6">
            <text:p>5,557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390" table:style-name="ce6">
            <text:p>5,390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13379" table:style-name="ce6">
            <text:p>13,379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6183" table:style-name="ce6">
            <text:p>6,183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599" table:style-name="ce6">
            <text:p>599<text:s/></text:p>
          </table:table-cell>
          <table:table-cell office:value-type="float" office:value="1223" table:style-name="ce6">
            <text:p>1,223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929" table:style-name="ce6">
            <text:p>1,929<text:s/></text:p>
          </table:table-cell>
          <table:table-cell office:value-type="float" office:value="2399" table:style-name="ce6">
            <text:p>2,399<text:s/></text:p>
          </table:table-cell>
          <table:table-cell table:number-columns-repeated="16264"/>
        </table:table-row>
        <table:table-row table:style-name="ro2">
          <table:table-cell office:value-type="date" office:date-value="2021-07-29T00:00:00" table:style-name="ce5">
            <text:p>2021/7/29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9790" table:style-name="ce6">
            <text:p>19,790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5786" table:style-name="ce6">
            <text:p>5,786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1041" table:style-name="ce6">
            <text:p>1,041<text:s/></text:p>
          </table:table-cell>
          <table:table-cell office:value-type="float" office:value="1780" table:style-name="ce6">
            <text:p>1,780<text:s/></text:p>
          </table:table-cell>
          <table:table-cell office:value-type="float" office:value="1192" table:style-name="ce6">
            <text:p>1,192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13319" table:style-name="ce6">
            <text:p>13,31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2870" table:style-name="ce6">
            <text:p>12,870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2762" table:style-name="ce6">
            <text:p>12,762<text:s/></text:p>
          </table:table-cell>
          <table:table-cell office:value-type="float" office:value="43457" table:style-name="ce6">
            <text:p>43,457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10148" table:style-name="ce6">
            <text:p>10,148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4685" table:style-name="ce6">
            <text:p>4,685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1823" table:style-name="ce6">
            <text:p>11,823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18409" table:style-name="ce6">
            <text:p>18,409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20186" table:style-name="ce6">
            <text:p>20,186<text:s/></text:p>
          </table:table-cell>
          <table:table-cell office:value-type="float" office:value="8709" table:style-name="ce6">
            <text:p>8,709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7986" table:style-name="ce6">
            <text:p>7,986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10465" table:style-name="ce6">
            <text:p>10,465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5423" table:style-name="ce6">
            <text:p>5,423<text:s/></text:p>
          </table:table-cell>
          <table:table-cell office:value-type="float" office:value="19482" table:style-name="ce6">
            <text:p>19,482<text:s/></text:p>
          </table:table-cell>
          <table:table-cell office:value-type="float" office:value="9733" table:style-name="ce6">
            <text:p>9,733<text:s/></text:p>
          </table:table-cell>
          <table:table-cell office:value-type="float" office:value="11525" table:style-name="ce6">
            <text:p>11,525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6232" table:style-name="ce6">
            <text:p>6,23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551" table:style-name="ce6">
            <text:p>551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1351" table:style-name="ce6">
            <text:p>1,351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2371" table:style-name="ce6">
            <text:p>2,371<text:s/></text:p>
          </table:table-cell>
          <table:table-cell table:number-columns-repeated="16264"/>
        </table:table-row>
        <table:table-row table:style-name="ro2">
          <table:table-cell office:value-type="date" office:date-value="2021-07-30T00:00:00" table:style-name="ce5">
            <text:p>2021/7/30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383" table:style-name="ce6">
            <text:p>5,383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1093" table:style-name="ce6">
            <text:p>1,093<text:s/></text:p>
          </table:table-cell>
          <table:table-cell office:value-type="float" office:value="1859" table:style-name="ce6">
            <text:p>1,859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13422" table:style-name="ce6">
            <text:p>13,422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7662" table:style-name="ce6">
            <text:p>7,662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4867" table:style-name="ce6">
            <text:p>4,867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52581" table:style-name="ce6">
            <text:p>52,581<text:s/></text:p>
          </table:table-cell>
          <table:table-cell office:value-type="float" office:value="17948" table:style-name="ce6">
            <text:p>17,948<text:s/></text:p>
          </table:table-cell>
          <table:table-cell office:value-type="float" office:value="10546" table:style-name="ce6">
            <text:p>10,546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1111" table:style-name="ce6">
            <text:p>11,111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1553" table:style-name="ce6">
            <text:p>1,553<text:s/></text:p>
          </table:table-cell>
          <table:table-cell office:value-type="float" office:value="1942" table:style-name="ce6">
            <text:p>1,942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6097" table:style-name="ce6">
            <text:p>6,09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6359" table:style-name="ce6">
            <text:p>6,359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11384" table:style-name="ce6">
            <text:p>11,384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8682" table:style-name="ce6">
            <text:p>18,682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9587" table:style-name="ce6">
            <text:p>9,587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9002" table:style-name="ce6">
            <text:p>9,002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5510" table:style-name="ce6">
            <text:p>5,510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19587" table:style-name="ce6">
            <text:p>19,587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5335" table:style-name="ce6">
            <text:p>5,335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3248" table:style-name="ce6">
            <text:p>3,248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7930" table:style-name="ce6">
            <text:p>7,930<text:s/></text:p>
          </table:table-cell>
          <table:table-cell office:value-type="float" office:value="13613" table:style-name="ce6">
            <text:p>13,613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746" table:style-name="ce6">
            <text:p>746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2437" table:style-name="ce6">
            <text:p>2,437<text:s/></text:p>
          </table:table-cell>
          <table:table-cell table:number-columns-repeated="16264"/>
        </table:table-row>
        <table:table-row table:style-name="ro2">
          <table:table-cell office:value-type="date" office:date-value="2021-07-31T00:00:00" table:style-name="ce5">
            <text:p>2021/7/31</text:p>
          </table:table-cell>
          <table:table-cell office:value-type="float" office:value="708" table:style-name="ce6">
            <text:p>708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6076" table:style-name="ce6">
            <text:p>6,076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93" table:style-name="ce6">
            <text:p>493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1652" table:style-name="ce6">
            <text:p>1,652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757" table:style-name="ce6">
            <text:p>757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6653" table:style-name="ce6">
            <text:p>6,653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30287" table:style-name="ce6">
            <text:p>30,287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760" table:style-name="ce6">
            <text:p>6,760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4995" table:style-name="ce6">
            <text:p>4,995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5291" table:style-name="ce6">
            <text:p>5,291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3019" table:style-name="ce6">
            <text:p>3,019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5150" table:style-name="ce6">
            <text:p>5,150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4888" table:style-name="ce6">
            <text:p>4,888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2297" table:style-name="ce6">
            <text:p>2,29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2957" table:style-name="ce6">
            <text:p>2,957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5755" table:style-name="ce6">
            <text:p>5,755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259" table:style-name="ce6">
            <text:p>259<text:s/></text:p>
          </table:table-cell>
          <table:table-cell office:value-type="float" office:value="806" table:style-name="ce6">
            <text:p>806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095" table:style-name="ce6">
            <text:p>1,095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xit_logs.$A$1:Exit_logs.$A$1048576" table:base-cell-address="Exit_logs.$A$1"/>
        </table:named-expressions>
      </table:table>
      <table:table table:name="Entry_logs" table:style-name="ta2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5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6" table:default-cell-style-name="ce7"/>
        <table:table-column table:style-name="co14" table:default-cell-style-name="ce7"/>
        <table:table-column table:style-name="co6" table:default-cell-style-name="ce7"/>
        <table:table-column table:style-name="co15" table:default-cell-style-name="ce7"/>
        <table:table-column table:style-name="co16" table:default-cell-style-name="ce7"/>
        <table:table-column table:style-name="co10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18" table:default-cell-style-name="ce7"/>
        <table:table-column table:style-name="co24" table:default-cell-style-name="ce7"/>
        <table:table-column table:style-name="co22" table:default-cell-style-name="ce7"/>
        <table:table-column table:style-name="co21" table:default-cell-style-name="ce7"/>
        <table:table-column table:style-name="co25" table:default-cell-style-name="ce7"/>
        <table:table-column table:style-name="co26" table:default-cell-style-name="ce7"/>
        <table:table-column table:style-name="co6" table:default-cell-style-name="ce7"/>
        <table:table-column table:style-name="co27" table:default-cell-style-name="ce7"/>
        <table:table-column table:style-name="co14" table:default-cell-style-name="ce7"/>
        <table:table-column table:style-name="co6" table:default-cell-style-name="ce7"/>
        <table:table-column table:style-name="co28" table:default-cell-style-name="ce7"/>
        <table:table-column table:style-name="co6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29" table:default-cell-style-name="ce7"/>
        <table:table-column table:style-name="co32" table:default-cell-style-name="ce7"/>
        <table:table-column table:style-name="co33" table:default-cell-style-name="ce7"/>
        <table:table-column table:style-name="co21" table:default-cell-style-name="ce7"/>
        <table:table-column table:style-name="co16" table:default-cell-style-name="ce7"/>
        <table:table-column table:style-name="co6" table:default-cell-style-name="ce7"/>
        <table:table-column table:style-name="co16" table:default-cell-style-name="ce7"/>
        <table:table-column table:style-name="co34" table:default-cell-style-name="ce7"/>
        <table:table-column table:style-name="co6" table:default-cell-style-name="ce7"/>
        <table:table-column table:style-name="co35" table:default-cell-style-name="ce7"/>
        <table:table-column table:style-name="co10" table:default-cell-style-name="ce7"/>
        <table:table-column table:style-name="co6" table:default-cell-style-name="ce7"/>
        <table:table-column table:style-name="co21" table:default-cell-style-name="ce7"/>
        <table:table-column table:style-name="co36" table:default-cell-style-name="ce7"/>
        <table:table-column table:style-name="co37" table:default-cell-style-name="ce7"/>
        <table:table-column table:style-name="co18" table:default-cell-style-name="ce7"/>
        <table:table-column table:style-name="co6" table:default-cell-style-name="ce7"/>
        <table:table-column table:style-name="co17" table:default-cell-style-name="ce7"/>
        <table:table-column table:style-name="co6" table:default-cell-style-name="ce7"/>
        <table:table-column table:style-name="co60" table:default-cell-style-name="ce7"/>
        <table:table-column table:style-name="co21" table:default-cell-style-name="ce7"/>
        <table:table-column table:style-name="co22" table:default-cell-style-name="ce7"/>
        <table:table-column table:style-name="co39" table:default-cell-style-name="ce7"/>
        <table:table-column table:style-name="co40" table:default-cell-style-name="ce7"/>
        <table:table-column table:style-name="co22" table:default-cell-style-name="ce7"/>
        <table:table-column table:style-name="co41" table:default-cell-style-name="ce7"/>
        <table:table-column table:style-name="co6" table:default-cell-style-name="ce7"/>
        <table:table-column table:style-name="co15" table:default-cell-style-name="ce7"/>
        <table:table-column table:style-name="co2" table:default-cell-style-name="ce7"/>
        <table:table-column table:style-name="co6" table:default-cell-style-name="ce7"/>
        <table:table-column table:style-name="co42" table:default-cell-style-name="ce7"/>
        <table:table-column table:style-name="co40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5" table:default-cell-style-name="ce7"/>
        <table:table-column table:style-name="co24" table:default-cell-style-name="ce7"/>
        <table:table-column table:style-name="co37" table:default-cell-style-name="ce7"/>
        <table:table-column table:style-name="co46" table:default-cell-style-name="ce7"/>
        <table:table-column table:style-name="co24" table:default-cell-style-name="ce7"/>
        <table:table-column table:style-name="co47" table:default-cell-style-name="ce7"/>
        <table:table-column table:style-name="co29" table:default-cell-style-name="ce7"/>
        <table:table-column table:style-name="co24" table:default-cell-style-name="ce7"/>
        <table:table-column table:style-name="co16" table:default-cell-style-name="ce7"/>
        <table:table-column table:style-name="co48" table:default-cell-style-name="ce7"/>
        <table:table-column table:style-name="co49" table:default-cell-style-name="ce7"/>
        <table:table-column table:style-name="co28" table:default-cell-style-name="ce7"/>
        <table:table-column table:style-name="co46" table:default-cell-style-name="ce7"/>
        <table:table-column table:style-name="co33" table:default-cell-style-name="ce7"/>
        <table:table-column table:style-name="co8" table:default-cell-style-name="ce7"/>
        <table:table-column table:style-name="co50" table:number-columns-repeated="2" table:default-cell-style-name="ce7"/>
        <table:table-column table:style-name="co24" table:default-cell-style-name="ce7"/>
        <table:table-column table:style-name="co39" table:default-cell-style-name="ce7"/>
        <table:table-column table:style-name="co51" table:default-cell-style-name="ce7"/>
        <table:table-column table:style-name="co15" table:default-cell-style-name="ce7"/>
        <table:table-column table:style-name="co3" table:default-cell-style-name="ce7"/>
        <table:table-column table:style-name="co33" table:default-cell-style-name="ce7"/>
        <table:table-column table:style-name="co15" table:default-cell-style-name="ce7"/>
        <table:table-column table:style-name="co39" table:default-cell-style-name="ce7"/>
        <table:table-column table:style-name="co52" table:default-cell-style-name="ce7"/>
        <table:table-column table:style-name="co53" table:default-cell-style-name="ce7"/>
        <table:table-column table:style-name="co54" table:default-cell-style-name="ce7"/>
        <table:table-column table:style-name="co55" table:default-cell-style-name="ce7"/>
        <table:table-column table:style-name="co22" table:default-cell-style-name="ce7"/>
        <table:table-column table:style-name="co18" table:default-cell-style-name="ce7"/>
        <table:table-column table:style-name="co13" table:default-cell-style-name="ce7"/>
        <table:table-column table:style-name="co56" table:default-cell-style-name="ce7"/>
        <table:table-column table:style-name="co18" table:default-cell-style-name="ce7"/>
        <table:table-column table:style-name="co57" table:number-columns-repeated="2" table:default-cell-style-name="ce7"/>
        <table:table-column table:style-name="co13" table:default-cell-style-name="ce7"/>
        <table:table-column table:style-name="co57" table:default-cell-style-name="ce7"/>
        <table:table-column table:style-name="co58" table:default-cell-style-name="ce7"/>
        <table:table-column table:style-name="co33" table:default-cell-style-name="ce7"/>
        <table:table-column table:style-name="co57" table:default-cell-style-name="ce7"/>
        <table:table-column table:style-name="co59" table:default-cell-style-name="ce7"/>
        <table:table-column table:style-name="co57" table:number-columns-repeated="16264" table:default-cell-style-name="ce7"/>
        <table:table-row table:style-name="ro1">
          <table:table-cell office:value-type="string" table:style-name="ce1">
            <text:p><text:s text:c="12"/>Station</text:p>
            <text:p>Date</text:p>
          </table:table-cell>
          <table:table-cell office:value-type="string" table:style-name="ce2">
            <text:p>Songshan Airport<text:s/></text:p>
          </table:table-cell>
          <table:table-cell office:value-type="string" table:style-name="ce2">
            <text:p>Zhongshan Junior High School</text:p>
          </table:table-cell>
          <table:table-cell office:value-type="string" table:style-name="ce2">
            <text:p>Nanjing Fuxing</text:p>
          </table:table-cell>
          <table:table-cell office:value-type="string" table:style-name="ce2">
            <text:p>Zhongxiao Fuxing</text:p>
          </table:table-cell>
          <table:table-cell office:value-type="string" table:style-name="ce2">
            <text:p>Daan</text:p>
          </table:table-cell>
          <table:table-cell office:value-type="string" table:style-name="ce2">
            <text:p>Technology Building</text:p>
          </table:table-cell>
          <table:table-cell office:value-type="string" table:style-name="ce2">
            <text:p>Liuzhangli</text:p>
          </table:table-cell>
          <table:table-cell office:value-type="string" table:style-name="ce2">
            <text:p>Linguang</text:p>
          </table:table-cell>
          <table:table-cell office:value-type="string" table:style-name="ce2">
            <text:p>Xinhai</text:p>
          </table:table-cell>
          <table:table-cell office:value-type="string" table:style-name="ce2">
            <text:p>Wanfang Hospital</text:p>
          </table:table-cell>
          <table:table-cell office:value-type="string" table:style-name="ce2">
            <text:p>Wanfang Community</text:p>
          </table:table-cell>
          <table:table-cell office:value-type="string" table:style-name="ce2">
            <text:p>Muzha</text:p>
          </table:table-cell>
          <table:table-cell office:value-type="string" table:style-name="ce2">
            <text:p>Taipei Zoo</text:p>
          </table:table-cell>
          <table:table-cell office:value-type="string" table:style-name="ce2">
            <text:p>Dazhi<text:s/></text:p>
          </table:table-cell>
          <table:table-cell office:value-type="string" table:style-name="ce2">
            <text:p>Jiannan Rd.<text:s/></text:p>
          </table:table-cell>
          <table:table-cell office:value-type="string" table:style-name="ce2">
            <text:p>Xihu</text:p>
          </table:table-cell>
          <table:table-cell office:value-type="string" table:style-name="ce2">
            <text:p>Gangqian<text:s/></text:p>
          </table:table-cell>
          <table:table-cell office:value-type="string" table:style-name="ce2">
            <text:p>Wende<text:s/></text:p>
          </table:table-cell>
          <table:table-cell office:value-type="string" table:style-name="ce2">
            <text:p>Neihu<text:s/></text:p>
          </table:table-cell>
          <table:table-cell office:value-type="string" table:style-name="ce2">
            <text:p>Dahu Park<text:s/></text:p>
          </table:table-cell>
          <table:table-cell office:value-type="string" table:style-name="ce2">
            <text:p>Huzhou<text:s/></text:p>
          </table:table-cell>
          <table:table-cell office:value-type="string" table:style-name="ce2">
            <text:p>Donghu<text:s/></text:p>
          </table:table-cell>
          <table:table-cell office:value-type="string" table:style-name="ce2">
            <text:p>Nangang Software Park</text:p>
          </table:table-cell>
          <table:table-cell office:value-type="string" table:style-name="ce2">
            <text:p>Taipei Nangang Exhibition Center</text:p>
          </table:table-cell>
          <table:table-cell office:value-type="string" table:style-name="ce2">
            <text:p>Xiaobitan</text:p>
          </table:table-cell>
          <table:table-cell office:value-type="string" table:style-name="ce2">
            <text:p>Xindian<text:s/></text:p>
          </table:table-cell>
          <table:table-cell office:value-type="string" table:style-name="ce2">
            <text:p>Xindian District Office</text:p>
          </table:table-cell>
          <table:table-cell office:value-type="string" table:style-name="ce2">
            <text:p>Qizhang</text:p>
          </table:table-cell>
          <table:table-cell office:value-type="string" table:style-name="ce2">
            <text:p>Dapinglin<text:s/></text:p>
          </table:table-cell>
          <table:table-cell office:value-type="string" table:style-name="ce2">
            <text:p>Jingmei<text:s/></text:p>
          </table:table-cell>
          <table:table-cell office:value-type="string" table:style-name="ce2">
            <text:p>Wanlong<text:s/></text:p>
          </table:table-cell>
          <table:table-cell office:value-type="string" table:style-name="ce2">
            <text:p>Gongguan<text:s/></text:p>
          </table:table-cell>
          <table:table-cell office:value-type="string" table:style-name="ce2">
            <text:p>Taipower Building<text:s/></text:p>
          </table:table-cell>
          <table:table-cell office:value-type="string" table:style-name="ce2">
            <text:p>Guting<text:s/></text:p>
          </table:table-cell>
          <table:table-cell office:value-type="string" table:style-name="ce2">
            <text:p>Chiang Kai-Shek Memorial Hall</text:p>
          </table:table-cell>
          <table:table-cell office:value-type="string" table:style-name="ce2">
            <text:p>Xiaonanmen</text:p>
          </table:table-cell>
          <table:table-cell office:value-type="string" table:style-name="ce2">
            <text:p>Dingxi<text:s/></text:p>
          </table:table-cell>
          <table:table-cell office:value-type="string" table:style-name="ce2">
            <text:p>Yongan Market<text:s/></text:p>
          </table:table-cell>
          <table:table-cell office:value-type="string" table:style-name="ce2">
            <text:p>Jingan<text:s/></text:p>
          </table:table-cell>
          <table:table-cell office:value-type="string" table:style-name="ce2">
            <text:p>Nanshijiao<text:s/></text:p>
          </table:table-cell>
          <table:table-cell office:value-type="string" table:style-name="ce2">
            <text:p>NTU Hospital</text:p>
          </table:table-cell>
          <table:table-cell office:value-type="string" table:style-name="ce2">
            <text:p>Taipei Main Station</text:p>
          </table:table-cell>
          <table:table-cell office:value-type="string" table:style-name="ce2">
            <text:p>Zhongshan<text:s/></text:p>
          </table:table-cell>
          <table:table-cell office:value-type="string" table:style-name="ce2">
            <text:p>Shuanglian<text:s/></text:p>
          </table:table-cell>
          <table:table-cell office:value-type="string" table:style-name="ce2">
            <text:p>Minquan W. Rd.<text:s/></text:p>
          </table:table-cell>
          <table:table-cell office:value-type="string" table:style-name="ce2">
            <text:p>Yuanshan</text:p>
          </table:table-cell>
          <table:table-cell office:value-type="string" table:style-name="ce2">
            <text:p>Jiantan<text:s/></text:p>
          </table:table-cell>
          <table:table-cell office:value-type="string" table:style-name="ce2">
            <text:p>Shilin<text:s/></text:p>
          </table:table-cell>
          <table:table-cell office:value-type="string" table:style-name="ce2">
            <text:p>Zhishan</text:p>
          </table:table-cell>
          <table:table-cell office:value-type="string" table:style-name="ce2">
            <text:p>Mingde</text:p>
          </table:table-cell>
          <table:table-cell office:value-type="string" table:style-name="ce2">
            <text:p>Shipai</text:p>
          </table:table-cell>
          <table:table-cell office:value-type="string" table:style-name="ce2">
            <text:p>Qilian</text:p>
          </table:table-cell>
          <table:table-cell office:value-type="string" table:style-name="ce2">
            <text:p>Qiyan<text:s/></text:p>
          </table:table-cell>
          <table:table-cell office:value-type="string" table:style-name="ce2">
            <text:p>Beitou</text:p>
          </table:table-cell>
          <table:table-cell office:value-type="string" table:style-name="ce2">
            <text:p>Xinbeitou</text:p>
          </table:table-cell>
          <table:table-cell office:value-type="string" table:style-name="ce2">
            <text:p>Fuxinggang</text:p>
          </table:table-cell>
          <table:table-cell office:value-type="string" table:style-name="ce2">
            <text:p>Zhongyi<text:s/></text:p>
          </table:table-cell>
          <table:table-cell office:value-type="string" table:style-name="ce2">
            <text:p>Guandu<text:s/></text:p>
          </table:table-cell>
          <table:table-cell office:value-type="string" table:style-name="ce2">
            <text:p>Zhuwei</text:p>
          </table:table-cell>
          <table:table-cell office:value-type="string" table:style-name="ce2">
            <text:p>Hongshulin</text:p>
          </table:table-cell>
          <table:table-cell office:value-type="string" table:style-name="ce2">
            <text:p>Tamsui</text:p>
          </table:table-cell>
          <table:table-cell office:value-type="string" table:style-name="ce2">
            <text:p>Dingpu</text:p>
          </table:table-cell>
          <table:table-cell office:value-type="string" table:style-name="ce2">
            <text:p>Yongning</text:p>
          </table:table-cell>
          <table:table-cell office:value-type="string" table:style-name="ce2">
            <text:p>Tucheng</text:p>
          </table:table-cell>
          <table:table-cell office:value-type="string" table:style-name="ce2">
            <text:p>Haishan</text:p>
          </table:table-cell>
          <table:table-cell office:value-type="string" table:style-name="ce2">
            <text:p>Far Eastern Hospital</text:p>
          </table:table-cell>
          <table:table-cell office:value-type="string" table:style-name="ce2">
            <text:p>Fuzhong</text:p>
          </table:table-cell>
          <table:table-cell office:value-type="string" table:style-name="ce3">
            <text:p>Banqiao</text:p>
            <text:p>(Bannan Line)</text:p>
          </table:table-cell>
          <table:table-cell office:value-type="string" table:style-name="ce2">
            <text:p>Xinpu</text:p>
          </table:table-cell>
          <table:table-cell office:value-type="string" table:style-name="ce2">
            <text:p>Jiangzicui</text:p>
          </table:table-cell>
          <table:table-cell office:value-type="string" table:style-name="ce2">
            <text:p>Longshan Temple</text:p>
          </table:table-cell>
          <table:table-cell office:value-type="string" table:style-name="ce2">
            <text:p>Ximen<text:s/></text:p>
          </table:table-cell>
          <table:table-cell office:value-type="string" table:style-name="ce2">
            <text:p>Shandao Temple</text:p>
          </table:table-cell>
          <table:table-cell office:value-type="string" table:style-name="ce2">
            <text:p>Zhongxiao Xinsheng</text:p>
          </table:table-cell>
          <table:table-cell office:value-type="string" table:style-name="ce2">
            <text:p>Zhongxiao Dunhua</text:p>
          </table:table-cell>
          <table:table-cell office:value-type="string" table:style-name="ce2">
            <text:p>Sun Yat-Sen Memorial Hall</text:p>
          </table:table-cell>
          <table:table-cell office:value-type="string" table:style-name="ce2">
            <text:p>Taipei City Hall</text:p>
          </table:table-cell>
          <table:table-cell office:value-type="string" table:style-name="ce2">
            <text:p>Yongchun</text:p>
          </table:table-cell>
          <table:table-cell office:value-type="string" table:style-name="ce2">
            <text:p>Houshanpi</text:p>
          </table:table-cell>
          <table:table-cell office:value-type="string" table:style-name="ce2">
            <text:p>Kunyang</text:p>
          </table:table-cell>
          <table:table-cell office:value-type="string" table:style-name="ce2">
            <text:p>Nangang<text:s/></text:p>
          </table:table-cell>
          <table:table-cell office:value-type="string" table:style-name="ce2">
            <text:p>Xiangshan</text:p>
          </table:table-cell>
          <table:table-cell office:value-type="string" table:style-name="ce2">
            <text:p>Taipei 101/World Trade Center</text:p>
          </table:table-cell>
          <table:table-cell office:value-type="string" table:style-name="ce2">
            <text:p>Xinyi Anhe</text:p>
          </table:table-cell>
          <table:table-cell office:value-type="string" table:style-name="ce2">
            <text:p>Daan Park</text:p>
          </table:table-cell>
          <table:table-cell office:value-type="string" table:style-name="ce2">
            <text:p>Beimen</text:p>
          </table:table-cell>
          <table:table-cell office:value-type="string" table:style-name="ce2">
            <text:p>Songjiang Nanjing</text:p>
          </table:table-cell>
          <table:table-cell office:value-type="string" table:style-name="ce2">
            <text:p>Taipei Arena</text:p>
          </table:table-cell>
          <table:table-cell office:value-type="string" table:style-name="ce2">
            <text:p>Nanjing Sanmin</text:p>
          </table:table-cell>
          <table:table-cell office:value-type="string" table:style-name="ce2">
            <text:p>Songshan</text:p>
          </table:table-cell>
          <table:table-cell office:value-type="string" table:style-name="ce2">
            <text:p>Fu Jen University</text:p>
          </table:table-cell>
          <table:table-cell office:value-type="string" table:style-name="ce2">
            <text:p>Xinzhuang</text:p>
          </table:table-cell>
          <table:table-cell office:value-type="string" table:style-name="ce2">
            <text:p>Touqianzhuang<text:s/></text:p>
          </table:table-cell>
          <table:table-cell office:value-type="string" table:style-name="ce2">
            <text:p>Xianse Temple<text:s/></text:p>
          </table:table-cell>
          <table:table-cell office:value-type="string" table:style-name="ce2">
            <text:p>Sanchong<text:s/></text:p>
          </table:table-cell>
          <table:table-cell office:value-type="string" table:style-name="ce2">
            <text:p>Cailiao<text:s/></text:p>
          </table:table-cell>
          <table:table-cell office:value-type="string" table:style-name="ce2">
            <text:p>Taipei Bridge<text:s/></text:p>
          </table:table-cell>
          <table:table-cell office:value-type="string" table:style-name="ce2">
            <text:p>Daqiaotou</text:p>
          </table:table-cell>
          <table:table-cell office:value-type="string" table:style-name="ce2">
            <text:p>Zhongshan Elementary School</text:p>
          </table:table-cell>
          <table:table-cell office:value-type="string" table:style-name="ce2">
            <text:p>Xingtian Temple<text:s/></text:p>
          </table:table-cell>
          <table:table-cell office:value-type="string" table:style-name="ce2">
            <text:p>Dongmen<text:s/></text:p>
          </table:table-cell>
          <table:table-cell office:value-type="string" table:style-name="ce2">
            <text:p>Luzhou<text:s/></text:p>
          </table:table-cell>
          <table:table-cell office:value-type="string" table:style-name="ce2">
            <text:p>Sanmin Senior High School<text:s/></text:p>
          </table:table-cell>
          <table:table-cell office:value-type="string" table:style-name="ce2">
            <text:p>St. Ignatius High School</text:p>
          </table:table-cell>
          <table:table-cell office:value-type="string" table:style-name="ce2">
            <text:p>Sanhe Junior High School<text:s/></text:p>
          </table:table-cell>
          <table:table-cell office:value-type="string" table:style-name="ce2">
            <text:p>Sanchong Elementary School<text:s/></text:p>
          </table:table-cell>
          <table:table-cell office:value-type="string" table:style-name="ce2">
            <text:p>Huilong<text:s/></text:p>
          </table:table-cell>
          <table:table-cell office:value-type="string" table:style-name="ce2">
            <text:p>Danfeng</text:p>
          </table:table-cell>
          <table:table-cell office:value-type="string" table:style-name="ce2">
            <text:p>Shisizhang</text:p>
          </table:table-cell>
          <table:table-cell office:value-type="string" table:style-name="ce2">
            <text:p>Xiulang Bridge</text:p>
          </table:table-cell>
          <table:table-cell office:value-type="string" table:style-name="ce2">
            <text:p>Jingping</text:p>
          </table:table-cell>
          <table:table-cell office:value-type="string" table:style-name="ce2">
            <text:p>Zhonghe</text:p>
          </table:table-cell>
          <table:table-cell office:value-type="string" table:style-name="ce2">
            <text:p>Qiaohe</text:p>
          </table:table-cell>
          <table:table-cell office:value-type="string" table:style-name="ce2">
            <text:p>Zhongyuan</text:p>
          </table:table-cell>
          <table:table-cell office:value-type="string" table:style-name="ce2">
            <text:p>Banxin</text:p>
          </table:table-cell>
          <table:table-cell office:value-type="string" table:style-name="ce3">
            <text:p>Banqiao</text:p>
            <text:p>(Circular Line)</text:p>
          </table:table-cell>
          <table:table-cell office:value-type="string" table:style-name="ce2">
            <text:p>Xingpu Minsheng</text:p>
          </table:table-cell>
          <table:table-cell office:value-type="string" table:style-name="ce2">
            <text:p>Xingfu</text:p>
          </table:table-cell>
          <table:table-cell office:value-type="string" table:style-name="ce2">
            <text:p>New Taipei Industrial Park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7-01T00:00:00" table:style-name="ce5">
            <text:p>2021/7/1</text:p>
          </table:table-cell>
          <table:table-cell office:value-type="float" office:value="1089" table:style-name="ce6">
            <text:p>1,089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6383" table:style-name="ce6">
            <text:p>6,383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887" table:style-name="ce6">
            <text:p>887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832" table:style-name="ce6">
            <text:p>832<text:s/></text:p>
          </table:table-cell>
          <table:table-cell office:value-type="float" office:value="2071" table:style-name="ce6">
            <text:p>2,071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811" table:style-name="ce6">
            <text:p>2,811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9245" table:style-name="ce6">
            <text:p>9,245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0986" table:style-name="ce6">
            <text:p>10,98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8677" table:style-name="ce6">
            <text:p>8,677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27867" table:style-name="ce6">
            <text:p>27,867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6010" table:style-name="ce6">
            <text:p>6,010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482" table:style-name="ce6">
            <text:p>1,482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5453" table:style-name="ce6">
            <text:p>5,453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9211" table:style-name="ce6">
            <text:p>9,211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405" table:style-name="ce6">
            <text:p>405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962" table:style-name="ce6">
            <text:p>962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954" table:style-name="ce6">
            <text:p>954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772" table:style-name="ce6">
            <text:p>772<text:s/></text:p>
          </table:table-cell>
          <table:table-cell office:value-type="float" office:value="1142" table:style-name="ce6">
            <text:p>1,142<text:s/></text:p>
          </table:table-cell>
          <table:table-cell office:value-type="float" office:value="1711" table:style-name="ce6">
            <text:p>1,711<text:s/></text:p>
          </table:table-cell>
          <table:table-cell table:number-columns-repeated="16264"/>
        </table:table-row>
        <table:table-row table:style-name="ro2">
          <table:table-cell office:value-type="date" office:date-value="2021-07-02T00:00:00" table:style-name="ce5">
            <text:p>2021/7/2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3698" table:style-name="ce6">
            <text:p>3,698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1113" table:style-name="ce6">
            <text:p>1,113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899" table:style-name="ce6">
            <text:p>899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3588" table:style-name="ce6">
            <text:p>3,588<text:s/></text:p>
          </table:table-cell>
          <table:table-cell office:value-type="float" office:value="6350" table:style-name="ce6">
            <text:p>6,350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8894" table:style-name="ce6">
            <text:p>8,894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7604" table:style-name="ce6">
            <text:p>7,604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4147" table:style-name="ce6">
            <text:p>4,147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366" table:style-name="ce6">
            <text:p>1,366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10027" table:style-name="ce6">
            <text:p>10,027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8542" table:style-name="ce6">
            <text:p>8,542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5894" table:style-name="ce6">
            <text:p>5,894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9168" table:style-name="ce6">
            <text:p>9,168<text:s/></text:p>
          </table:table-cell>
          <table:table-cell office:value-type="float" office:value="5619" table:style-name="ce6">
            <text:p>5,619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6883" table:style-name="ce6">
            <text:p>6,883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4660" table:style-name="ce6">
            <text:p>4,660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4443" table:style-name="ce6">
            <text:p>4,443<text:s/></text:p>
          </table:table-cell>
          <table:table-cell office:value-type="float" office:value="4398" table:style-name="ce6">
            <text:p>4,398<text:s/></text:p>
          </table:table-cell>
          <table:table-cell office:value-type="float" office:value="3884" table:style-name="ce6">
            <text:p>3,884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429" table:style-name="ce6">
            <text:p>429<text:s/></text:p>
          </table:table-cell>
          <table:table-cell office:value-type="float" office:value="784" table:style-name="ce6">
            <text:p>784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760" table:style-name="ce6">
            <text:p>1,760<text:s/></text:p>
          </table:table-cell>
          <table:table-cell office:value-type="float" office:value="975" table:style-name="ce6">
            <text:p>975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958" table:style-name="ce6">
            <text:p>958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242" table:style-name="ce6">
            <text:p>1,242<text:s/></text:p>
          </table:table-cell>
          <table:table-cell office:value-type="float" office:value="1681" table:style-name="ce6">
            <text:p>1,681<text:s/></text:p>
          </table:table-cell>
          <table:table-cell table:number-columns-repeated="16264"/>
        </table:table-row>
        <table:table-row table:style-name="ro2">
          <table:table-cell office:value-type="date" office:date-value="2021-07-03T00:00:00" table:style-name="ce5">
            <text:p>2021/7/3</text:p>
          </table:table-cell>
          <table:table-cell office:value-type="float" office:value="507" table:style-name="ce6">
            <text:p>507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423" table:style-name="ce6">
            <text:p>423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375" table:style-name="ce6">
            <text:p>375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236" table:style-name="ce6">
            <text:p>1,236<text:s/></text:p>
          </table:table-cell>
          <table:table-cell office:value-type="float" office:value="737" table:style-name="ce6">
            <text:p>737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408" table:style-name="ce6">
            <text:p>408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633" table:style-name="ce6">
            <text:p>633<text:s/></text:p>
          </table:table-cell>
          <table:table-cell office:value-type="float" office:value="2278" table:style-name="ce6">
            <text:p>2,278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582" table:style-name="ce6">
            <text:p>582<text:s/></text:p>
          </table:table-cell>
          <table:table-cell office:value-type="float" office:value="760" table:style-name="ce6">
            <text:p>760<text:s/></text:p>
          </table:table-cell>
          <table:table-cell office:value-type="float" office:value="474" table:style-name="ce6">
            <text:p>474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6141" table:style-name="ce6">
            <text:p>6,141<text:s/></text:p>
          </table:table-cell>
          <table:table-cell office:value-type="float" office:value="1520" table:style-name="ce6">
            <text:p>1,520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918" table:style-name="ce6">
            <text:p>1,918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1609" table:style-name="ce6">
            <text:p>1,609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2952" table:style-name="ce6">
            <text:p>2,952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1595" table:style-name="ce6">
            <text:p>1,595<text:s/></text:p>
          </table:table-cell>
          <table:table-cell office:value-type="float" office:value="1151" table:style-name="ce6">
            <text:p>1,151<text:s/></text:p>
          </table:table-cell>
          <table:table-cell office:value-type="float" office:value="656" table:style-name="ce6">
            <text:p>656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2373" table:style-name="ce6">
            <text:p>2,373<text:s/></text:p>
          </table:table-cell>
          <table:table-cell office:value-type="float" office:value="1693" table:style-name="ce6">
            <text:p>1,693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227" table:style-name="ce6">
            <text:p>227<text:s/></text:p>
          </table:table-cell>
          <table:table-cell office:value-type="float" office:value="387" table:style-name="ce6">
            <text:p>387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331" table:style-name="ce6">
            <text:p>331<text:s/></text:p>
          </table:table-cell>
          <table:table-cell office:value-type="float" office:value="313" table:style-name="ce6">
            <text:p>313<text:s/></text:p>
          </table:table-cell>
          <table:table-cell office:value-type="float" office:value="446" table:style-name="ce6">
            <text:p>446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444" table:style-name="ce6">
            <text:p>444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636" table:style-name="ce6">
            <text:p>636<text:s/></text:p>
          </table:table-cell>
          <table:table-cell table:number-columns-repeated="16264"/>
        </table:table-row>
        <table:table-row table:style-name="ro2">
          <table:table-cell office:value-type="date" office:date-value="2021-07-04T00:00:00" table:style-name="ce5">
            <text:p>2021/7/4</text:p>
          </table:table-cell>
          <table:table-cell office:value-type="float" office:value="426" table:style-name="ce6">
            <text:p>426<text:s/></text:p>
          </table:table-cell>
          <table:table-cell office:value-type="float" office:value="1235" table:style-name="ce6">
            <text:p>1,235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6478" table:style-name="ce6">
            <text:p>6,478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1122" table:style-name="ce6">
            <text:p>1,122<text:s/></text:p>
          </table:table-cell>
          <table:table-cell office:value-type="float" office:value="273" table:style-name="ce6">
            <text:p>273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279" table:style-name="ce6">
            <text:p>279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491" table:style-name="ce6">
            <text:p>491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477" table:style-name="ce6">
            <text:p>477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295" table:style-name="ce6">
            <text:p>295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2658" table:style-name="ce6">
            <text:p>2,658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625" table:style-name="ce6">
            <text:p>1,625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1539" table:style-name="ce6">
            <text:p>1,539<text:s/></text:p>
          </table:table-cell>
          <table:table-cell office:value-type="float" office:value="13561" table:style-name="ce6">
            <text:p>13,561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359" table:style-name="ce6">
            <text:p>1,359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356" table:style-name="ce6">
            <text:p>356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5737" table:style-name="ce6">
            <text:p>5,737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6844" table:style-name="ce6">
            <text:p>6,844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1295" table:style-name="ce6">
            <text:p>1,295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2122" table:style-name="ce6">
            <text:p>2,122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1882" table:style-name="ce6">
            <text:p>1,882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955" table:style-name="ce6">
            <text:p>955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888" table:style-name="ce6">
            <text:p>888<text:s/></text:p>
          </table:table-cell>
          <table:table-cell office:value-type="float" office:value="1426" table:style-name="ce6">
            <text:p>1,426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519" table:style-name="ce6">
            <text:p>1,519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79" table:style-name="ce6">
            <text:p>179<text:s/></text:p>
          </table:table-cell>
          <table:table-cell office:value-type="float" office:value="312" table:style-name="ce6">
            <text:p>312<text:s/></text:p>
          </table:table-cell>
          <table:table-cell office:value-type="float" office:value="525" table:style-name="ce6">
            <text:p>525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214" table:style-name="ce6">
            <text:p>214<text:s/></text:p>
          </table:table-cell>
          <table:table-cell office:value-type="float" office:value="221" table:style-name="ce6">
            <text:p>221<text:s/></text:p>
          </table:table-cell>
          <table:table-cell office:value-type="float" office:value="294" table:style-name="ce6">
            <text:p>294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316" table:style-name="ce6">
            <text:p>316<text:s/></text:p>
          </table:table-cell>
          <table:table-cell office:value-type="float" office:value="506" table:style-name="ce6">
            <text:p>506<text:s/></text:p>
          </table:table-cell>
          <table:table-cell office:value-type="float" office:value="522" table:style-name="ce6">
            <text:p>522<text:s/></text:p>
          </table:table-cell>
          <table:table-cell table:number-columns-repeated="16264"/>
        </table:table-row>
        <table:table-row table:style-name="ro2">
          <table:table-cell office:value-type="date" office:date-value="2021-07-05T00:00:00" table:style-name="ce5">
            <text:p>2021/7/5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4491" table:style-name="ce6">
            <text:p>4,491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6701" table:style-name="ce6">
            <text:p>6,701<text:s/></text:p>
          </table:table-cell>
          <table:table-cell office:value-type="float" office:value="4065" table:style-name="ce6">
            <text:p>4,065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1479" table:style-name="ce6">
            <text:p>1,479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2889" table:style-name="ce6">
            <text:p>2,889<text:s/></text:p>
          </table:table-cell>
          <table:table-cell office:value-type="float" office:value="4850" table:style-name="ce6">
            <text:p>4,850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873" table:style-name="ce6">
            <text:p>873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4186" table:style-name="ce6">
            <text:p>4,186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4948" table:style-name="ce6">
            <text:p>4,948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5183" table:style-name="ce6">
            <text:p>5,183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11247" table:style-name="ce6">
            <text:p>11,247<text:s/></text:p>
          </table:table-cell>
          <table:table-cell office:value-type="float" office:value="8136" table:style-name="ce6">
            <text:p>8,136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7446" table:style-name="ce6">
            <text:p>7,446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29992" table:style-name="ce6">
            <text:p>29,992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7644" table:style-name="ce6">
            <text:p>7,644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10384" table:style-name="ce6">
            <text:p>10,384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2956" table:style-name="ce6">
            <text:p>2,956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10172" table:style-name="ce6">
            <text:p>10,172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2397" table:style-name="ce6">
            <text:p>2,397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5827" table:style-name="ce6">
            <text:p>5,827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4029" table:style-name="ce6">
            <text:p>4,029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453" table:style-name="ce6">
            <text:p>1,453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765" table:style-name="ce6">
            <text:p>1,765<text:s/></text:p>
          </table:table-cell>
          <table:table-cell table:number-columns-repeated="16264"/>
        </table:table-row>
        <table:table-row table:style-name="ro2">
          <table:table-cell office:value-type="date" office:date-value="2021-07-06T00:00:00" table:style-name="ce5">
            <text:p>2021/7/6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13396" table:style-name="ce6">
            <text:p>13,396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1114" table:style-name="ce6">
            <text:p>1,114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904" table:style-name="ce6">
            <text:p>904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865" table:style-name="ce6">
            <text:p>865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11366" table:style-name="ce6">
            <text:p>11,366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0181" table:style-name="ce6">
            <text:p>10,181<text:s/></text:p>
          </table:table-cell>
          <table:table-cell office:value-type="float" office:value="28589" table:style-name="ce6">
            <text:p>28,589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2648" table:style-name="ce6">
            <text:p>2,648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1509" table:style-name="ce6">
            <text:p>1,509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4052" table:style-name="ce6">
            <text:p>4,052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177" table:style-name="ce6">
            <text:p>9,177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5625" table:style-name="ce6">
            <text:p>5,625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4189" table:style-name="ce6">
            <text:p>4,189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5762" table:style-name="ce6">
            <text:p>5,762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6634" table:style-name="ce6">
            <text:p>6,634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4669" table:style-name="ce6">
            <text:p>4,669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451" table:style-name="ce6">
            <text:p>451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993" table:style-name="ce6">
            <text:p>993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778" table:style-name="ce6">
            <text:p>778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1784" table:style-name="ce6">
            <text:p>1,784<text:s/></text:p>
          </table:table-cell>
          <table:table-cell table:number-columns-repeated="16264"/>
        </table:table-row>
        <table:table-row table:style-name="ro2">
          <table:table-cell office:value-type="date" office:date-value="2021-07-07T00:00:00" table:style-name="ce5">
            <text:p>2021/7/7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1132" table:style-name="ce6">
            <text:p>1,132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870" table:style-name="ce6">
            <text:p>870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2282" table:style-name="ce6">
            <text:p>2,282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1619" table:style-name="ce6">
            <text:p>1,619<text:s/></text:p>
          </table:table-cell>
          <table:table-cell office:value-type="float" office:value="9594" table:style-name="ce6">
            <text:p>9,594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4121" table:style-name="ce6">
            <text:p>4,121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4990" table:style-name="ce6">
            <text:p>4,99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29105" table:style-name="ce6">
            <text:p>29,105<text:s/></text:p>
          </table:table-cell>
          <table:table-cell office:value-type="float" office:value="11456" table:style-name="ce6">
            <text:p>11,456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7505" table:style-name="ce6">
            <text:p>7,50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7994" table:style-name="ce6">
            <text:p>7,994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15985" table:style-name="ce6">
            <text:p>15,985<text:s/></text:p>
          </table:table-cell>
          <table:table-cell office:value-type="float" office:value="6302" table:style-name="ce6">
            <text:p>6,302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6387" table:style-name="ce6">
            <text:p>6,387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2332" table:style-name="ce6">
            <text:p>2,332<text:s/></text:p>
          </table:table-cell>
          <table:table-cell office:value-type="float" office:value="2196" table:style-name="ce6">
            <text:p>2,196<text:s/></text:p>
          </table:table-cell>
          <table:table-cell office:value-type="float" office:value="2260" table:style-name="ce6">
            <text:p>2,26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1073" table:style-name="ce6">
            <text:p>1,073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1822" table:style-name="ce6">
            <text:p>1,822<text:s/></text:p>
          </table:table-cell>
          <table:table-cell table:number-columns-repeated="16264"/>
        </table:table-row>
        <table:table-row table:style-name="ro2">
          <table:table-cell office:value-type="date" office:date-value="2021-07-08T00:00:00" table:style-name="ce5">
            <text:p>2021/7/8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1198" table:style-name="ce6">
            <text:p>1,198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4909" table:style-name="ce6">
            <text:p>4,909<text:s/></text:p>
          </table:table-cell>
          <table:table-cell office:value-type="float" office:value="1408" table:style-name="ce6">
            <text:p>1,408<text:s/></text:p>
          </table:table-cell>
          <table:table-cell office:value-type="float" office:value="2999" table:style-name="ce6">
            <text:p>2,999<text:s/></text:p>
          </table:table-cell>
          <table:table-cell office:value-type="float" office:value="897" table:style-name="ce6">
            <text:p>897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907" table:style-name="ce6">
            <text:p>907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4128" table:style-name="ce6">
            <text:p>4,128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7699" table:style-name="ce6">
            <text:p>7,699<text:s/></text:p>
          </table:table-cell>
          <table:table-cell office:value-type="float" office:value="5154" table:style-name="ce6">
            <text:p>5,154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9917" table:style-name="ce6">
            <text:p>9,917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7554" table:style-name="ce6">
            <text:p>7,554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7725" table:style-name="ce6">
            <text:p>7,725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556" table:style-name="ce6">
            <text:p>1,556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12984" table:style-name="ce6">
            <text:p>12,984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6447" table:style-name="ce6">
            <text:p>6,447<text:s/></text:p>
          </table:table-cell>
          <table:table-cell office:value-type="float" office:value="13768" table:style-name="ce6">
            <text:p>13,768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9854" table:style-name="ce6">
            <text:p>9,854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16160" table:style-name="ce6">
            <text:p>16,160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6695" table:style-name="ce6">
            <text:p>6,695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2738" table:style-name="ce6">
            <text:p>2,738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9580" table:style-name="ce6">
            <text:p>9,580<text:s/></text:p>
          </table:table-cell>
          <table:table-cell office:value-type="float" office:value="6750" table:style-name="ce6">
            <text:p>6,750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4301" table:style-name="ce6">
            <text:p>4,301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442" table:style-name="ce6">
            <text:p>442<text:s/></text:p>
          </table:table-cell>
          <table:table-cell office:value-type="float" office:value="841" table:style-name="ce6">
            <text:p>841<text:s/></text:p>
          </table:table-cell>
          <table:table-cell office:value-type="float" office:value="1315" table:style-name="ce6">
            <text:p>1,315<text:s/></text:p>
          </table:table-cell>
          <table:table-cell office:value-type="float" office:value="1706" table:style-name="ce6">
            <text:p>1,706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983" table:style-name="ce6">
            <text:p>98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1808" table:style-name="ce6">
            <text:p>1,808<text:s/></text:p>
          </table:table-cell>
          <table:table-cell table:number-columns-repeated="16264"/>
        </table:table-row>
        <table:table-row table:style-name="ro2">
          <table:table-cell office:value-type="date" office:date-value="2021-07-09T00:00:00" table:style-name="ce5">
            <text:p>2021/7/9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6951" table:style-name="ce6">
            <text:p>6,951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1195" table:style-name="ce6">
            <text:p>1,195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270" table:style-name="ce6">
            <text:p>1,270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5057" table:style-name="ce6">
            <text:p>5,057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924" table:style-name="ce6">
            <text:p>924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620" table:style-name="ce6">
            <text:p>1,620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7939" table:style-name="ce6">
            <text:p>7,939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10212" table:style-name="ce6">
            <text:p>10,212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8510" table:style-name="ce6">
            <text:p>8,510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7789" table:style-name="ce6">
            <text:p>7,789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4431" table:style-name="ce6">
            <text:p>4,431<text:s/></text:p>
          </table:table-cell>
          <table:table-cell office:value-type="float" office:value="10599" table:style-name="ce6">
            <text:p>10,599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3598" table:style-name="ce6">
            <text:p>3,598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3501" table:style-name="ce6">
            <text:p>13,501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13279" table:style-name="ce6">
            <text:p>13,279<text:s/></text:p>
          </table:table-cell>
          <table:table-cell office:value-type="float" office:value="6826" table:style-name="ce6">
            <text:p>6,826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4412" table:style-name="ce6">
            <text:p>4,412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462" table:style-name="ce6">
            <text:p>462<text:s/></text:p>
          </table:table-cell>
          <table:table-cell office:value-type="float" office:value="894" table:style-name="ce6">
            <text:p>894<text:s/></text:p>
          </table:table-cell>
          <table:table-cell office:value-type="float" office:value="1356" table:style-name="ce6">
            <text:p>1,356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1824" table:style-name="ce6">
            <text:p>1,824<text:s/></text:p>
          </table:table-cell>
          <table:table-cell table:number-columns-repeated="16264"/>
        </table:table-row>
        <table:table-row table:style-name="ro2">
          <table:table-cell office:value-type="date" office:date-value="2021-07-10T00:00:00" table:style-name="ce5">
            <text:p>2021/7/10</text:p>
          </table:table-cell>
          <table:table-cell office:value-type="float" office:value="553" table:style-name="ce6">
            <text:p>553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898" table:style-name="ce6">
            <text:p>898<text:s/></text:p>
          </table:table-cell>
          <table:table-cell office:value-type="float" office:value="552" table:style-name="ce6">
            <text:p>552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475" table:style-name="ce6">
            <text:p>475<text:s/></text:p>
          </table:table-cell>
          <table:table-cell office:value-type="float" office:value="706" table:style-name="ce6">
            <text:p>706<text:s/></text:p>
          </table:table-cell>
          <table:table-cell office:value-type="float" office:value="457" table:style-name="ce6">
            <text:p>457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678" table:style-name="ce6">
            <text:p>678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438" table:style-name="ce6">
            <text:p>438<text:s/></text:p>
          </table:table-cell>
          <table:table-cell office:value-type="float" office:value="4060" table:style-name="ce6">
            <text:p>4,060<text:s/></text:p>
          </table:table-cell>
          <table:table-cell office:value-type="float" office:value="723" table:style-name="ce6">
            <text:p>723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2063" table:style-name="ce6">
            <text:p>2,063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795" table:style-name="ce6">
            <text:p>795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709" table:style-name="ce6">
            <text:p>709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440" table:style-name="ce6">
            <text:p>44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2423" table:style-name="ce6">
            <text:p>2,423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1905" table:style-name="ce6">
            <text:p>1,905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4407" table:style-name="ce6">
            <text:p>4,407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5517" table:style-name="ce6">
            <text:p>5,517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182" table:style-name="ce6">
            <text:p>1,182<text:s/></text:p>
          </table:table-cell>
          <table:table-cell office:value-type="float" office:value="728" table:style-name="ce6">
            <text:p>728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2360" table:style-name="ce6">
            <text:p>2,360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1838" table:style-name="ce6">
            <text:p>1,838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207" table:style-name="ce6">
            <text:p>207<text:s/></text:p>
          </table:table-cell>
          <table:table-cell office:value-type="float" office:value="512" table:style-name="ce6">
            <text:p>512<text:s/></text:p>
          </table:table-cell>
          <table:table-cell office:value-type="float" office:value="756" table:style-name="ce6">
            <text:p>756<text:s/></text:p>
          </table:table-cell>
          <table:table-cell office:value-type="float" office:value="1139" table:style-name="ce6">
            <text:p>1,139<text:s/></text:p>
          </table:table-cell>
          <table:table-cell office:value-type="float" office:value="362" table:style-name="ce6">
            <text:p>362<text:s/></text:p>
          </table:table-cell>
          <table:table-cell office:value-type="float" office:value="386" table:style-name="ce6">
            <text:p>386<text:s/></text:p>
          </table:table-cell>
          <table:table-cell office:value-type="float" office:value="535" table:style-name="ce6">
            <text:p>535<text:s/></text:p>
          </table:table-cell>
          <table:table-cell office:value-type="float" office:value="1290" table:style-name="ce6">
            <text:p>1,290<text:s/></text:p>
          </table:table-cell>
          <table:table-cell office:value-type="float" office:value="528" table:style-name="ce6">
            <text:p>528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739" table:style-name="ce6">
            <text:p>739<text:s/></text:p>
          </table:table-cell>
          <table:table-cell table:number-columns-repeated="16264"/>
        </table:table-row>
        <table:table-row table:style-name="ro2">
          <table:table-cell office:value-type="date" office:date-value="2021-07-11T00:00:00" table:style-name="ce5">
            <text:p>2021/7/11</text:p>
          </table:table-cell>
          <table:table-cell office:value-type="float" office:value="514" table:style-name="ce6">
            <text:p>514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461" table:style-name="ce6">
            <text:p>461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350" table:style-name="ce6">
            <text:p>350<text:s/></text:p>
          </table:table-cell>
          <table:table-cell office:value-type="float" office:value="618" table:style-name="ce6">
            <text:p>618<text:s/></text:p>
          </table:table-cell>
          <table:table-cell office:value-type="float" office:value="335" table:style-name="ce6">
            <text:p>335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1361" table:style-name="ce6">
            <text:p>1,361<text:s/></text:p>
          </table:table-cell>
          <table:table-cell office:value-type="float" office:value="925" table:style-name="ce6">
            <text:p>925<text:s/></text:p>
          </table:table-cell>
          <table:table-cell office:value-type="float" office:value="976" table:style-name="ce6">
            <text:p>976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812" table:style-name="ce6">
            <text:p>812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364" table:style-name="ce6">
            <text:p>364<text:s/></text:p>
          </table:table-cell>
          <table:table-cell office:value-type="float" office:value="3080" table:style-name="ce6">
            <text:p>3,080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2493" table:style-name="ce6">
            <text:p>2,493<text:s/></text:p>
          </table:table-cell>
          <table:table-cell office:value-type="float" office:value="1614" table:style-name="ce6">
            <text:p>1,614<text:s/></text:p>
          </table:table-cell>
          <table:table-cell office:value-type="float" office:value="3121" table:style-name="ce6">
            <text:p>3,12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455" table:style-name="ce6">
            <text:p>3,455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4894" table:style-name="ce6">
            <text:p>4,894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16505" table:style-name="ce6">
            <text:p>16,505<text:s/></text:p>
          </table:table-cell>
          <table:table-cell office:value-type="float" office:value="6125" table:style-name="ce6">
            <text:p>6,125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87" table:style-name="ce6">
            <text:p>1,487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1167" table:style-name="ce6">
            <text:p>1,167<text:s/></text:p>
          </table:table-cell>
          <table:table-cell office:value-type="float" office:value="1117" table:style-name="ce6">
            <text:p>1,117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384" table:style-name="ce6">
            <text:p>384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365" table:style-name="ce6">
            <text:p>1,365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1483" table:style-name="ce6">
            <text:p>1,483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1999" table:style-name="ce6">
            <text:p>1,999<text:s/></text:p>
          </table:table-cell>
          <table:table-cell office:value-type="float" office:value="1137" table:style-name="ce6">
            <text:p>1,137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1034" table:style-name="ce6">
            <text:p>1,034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578" table:style-name="ce6">
            <text:p>578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1833" table:style-name="ce6">
            <text:p>1,833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1683" table:style-name="ce6">
            <text:p>1,683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1806" table:style-name="ce6">
            <text:p>1,806<text:s/></text:p>
          </table:table-cell>
          <table:table-cell office:value-type="float" office:value="2008" table:style-name="ce6">
            <text:p>2,008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1526" table:style-name="ce6">
            <text:p>1,526<text:s/></text:p>
          </table:table-cell>
          <table:table-cell office:value-type="float" office:value="164" table:style-name="ce6">
            <text:p>164<text:s/></text:p>
          </table:table-cell>
          <table:table-cell office:value-type="float" office:value="420" table:style-name="ce6">
            <text:p>420<text:s/></text:p>
          </table:table-cell>
          <table:table-cell office:value-type="float" office:value="592" table:style-name="ce6">
            <text:p>592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234" table:style-name="ce6">
            <text:p>234<text:s/></text:p>
          </table:table-cell>
          <table:table-cell office:value-type="float" office:value="278" table:style-name="ce6">
            <text:p>278<text:s/></text:p>
          </table:table-cell>
          <table:table-cell office:value-type="float" office:value="359" table:style-name="ce6">
            <text:p>35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372" table:style-name="ce6">
            <text:p>372<text:s/></text:p>
          </table:table-cell>
          <table:table-cell office:value-type="float" office:value="608" table:style-name="ce6">
            <text:p>608<text:s/></text:p>
          </table:table-cell>
          <table:table-cell office:value-type="float" office:value="541" table:style-name="ce6">
            <text:p>541<text:s/></text:p>
          </table:table-cell>
          <table:table-cell table:number-columns-repeated="16264"/>
        </table:table-row>
        <table:table-row table:style-name="ro2">
          <table:table-cell office:value-type="date" office:date-value="2021-07-12T00:00:00" table:style-name="ce5">
            <text:p>2021/7/12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4709" table:style-name="ce6">
            <text:p>4,709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031" table:style-name="ce6">
            <text:p>3,031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5343" table:style-name="ce6">
            <text:p>5,343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3041" table:style-name="ce6">
            <text:p>3,041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10557" table:style-name="ce6">
            <text:p>10,557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3725" table:style-name="ce6">
            <text:p>3,725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0450" table:style-name="ce6">
            <text:p>10,450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33441" table:style-name="ce6">
            <text:p>33,441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8008" table:style-name="ce6">
            <text:p>8,008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2898" table:style-name="ce6">
            <text:p>2,898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6035" table:style-name="ce6">
            <text:p>6,035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4555" table:style-name="ce6">
            <text:p>4,555<text:s/></text:p>
          </table:table-cell>
          <table:table-cell office:value-type="float" office:value="7289" table:style-name="ce6">
            <text:p>7,289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4599" table:style-name="ce6">
            <text:p>4,599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6119" table:style-name="ce6">
            <text:p>6,119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5207" table:style-name="ce6">
            <text:p>5,207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4545" table:style-name="ce6">
            <text:p>4,54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4762" table:style-name="ce6">
            <text:p>4,762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463" table:style-name="ce6">
            <text:p>463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463" table:style-name="ce6">
            <text:p>1,463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1395" table:style-name="ce6">
            <text:p>1,395<text:s/></text:p>
          </table:table-cell>
          <table:table-cell office:value-type="float" office:value="2023" table:style-name="ce6">
            <text:p>2,023<text:s/></text:p>
          </table:table-cell>
          <table:table-cell table:number-columns-repeated="16264"/>
        </table:table-row>
        <table:table-row table:style-name="ro2">
          <table:table-cell office:value-type="date" office:date-value="2021-07-13T00:00:00" table:style-name="ce5">
            <text:p>2021/7/13</text:p>
          </table:table-cell>
          <table:table-cell office:value-type="float" office:value="1265" table:style-name="ce6">
            <text:p>1,265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3890" table:style-name="ce6">
            <text:p>13,890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1324" table:style-name="ce6">
            <text:p>1,324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511" table:style-name="ce6">
            <text:p>1,51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009" table:style-name="ce6">
            <text:p>1,009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4674" table:style-name="ce6">
            <text:p>4,674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5650" table:style-name="ce6">
            <text:p>5,65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0891" table:style-name="ce6">
            <text:p>10,891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10243" table:style-name="ce6">
            <text:p>10,243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33514" table:style-name="ce6">
            <text:p>33,514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8610" table:style-name="ce6">
            <text:p>8,610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8671" table:style-name="ce6">
            <text:p>8,671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4268" table:style-name="ce6">
            <text:p>4,268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3997" table:style-name="ce6">
            <text:p>3,997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15513" table:style-name="ce6">
            <text:p>15,513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17552" table:style-name="ce6">
            <text:p>17,552<text:s/></text:p>
          </table:table-cell>
          <table:table-cell office:value-type="float" office:value="7138" table:style-name="ce6">
            <text:p>7,138<text:s/></text:p>
          </table:table-cell>
          <table:table-cell office:value-type="float" office:value="6225" table:style-name="ce6">
            <text:p>6,225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7752" table:style-name="ce6">
            <text:p>7,752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5572" table:style-name="ce6">
            <text:p>5,572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490" table:style-name="ce6">
            <text:p>490<text:s/></text:p>
          </table:table-cell>
          <table:table-cell office:value-type="float" office:value="957" table:style-name="ce6">
            <text:p>957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1722" table:style-name="ce6">
            <text:p>1,722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947" table:style-name="ce6">
            <text:p>947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989" table:style-name="ce6">
            <text:p>1,989<text:s/></text:p>
          </table:table-cell>
          <table:table-cell table:number-columns-repeated="16264"/>
        </table:table-row>
        <table:table-row table:style-name="ro2">
          <table:table-cell office:value-type="date" office:date-value="2021-07-14T00:00:00" table:style-name="ce5">
            <text:p>2021/7/14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376" table:style-name="ce6">
            <text:p>1,376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5732" table:style-name="ce6">
            <text:p>5,732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2766" table:style-name="ce6">
            <text:p>2,766<text:s/></text:p>
          </table:table-cell>
          <table:table-cell office:value-type="float" office:value="1951" table:style-name="ce6">
            <text:p>1,951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7278" table:style-name="ce6">
            <text:p>7,278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1085" table:style-name="ce6">
            <text:p>11,085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34685" table:style-name="ce6">
            <text:p>34,685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8876" table:style-name="ce6">
            <text:p>8,876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11921" table:style-name="ce6">
            <text:p>11,921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3760" table:style-name="ce6">
            <text:p>3,76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14806" table:style-name="ce6">
            <text:p>14,806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15990" table:style-name="ce6">
            <text:p>15,990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7943" table:style-name="ce6">
            <text:p>17,943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356" table:style-name="ce6">
            <text:p>6,356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7764" table:style-name="ce6">
            <text:p>7,764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2511" table:style-name="ce6">
            <text:p>2,511<text:s/></text:p>
          </table:table-cell>
          <table:table-cell office:value-type="float" office:value="2575" table:style-name="ce6">
            <text:p>2,575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4690" table:style-name="ce6">
            <text:p>4,690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7424" table:style-name="ce6">
            <text:p>7,424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972" table:style-name="ce6">
            <text:p>1,972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1623" table:style-name="ce6">
            <text:p>1,623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926" table:style-name="ce6">
            <text:p>92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004" table:style-name="ce6">
            <text:p>2,004<text:s/></text:p>
          </table:table-cell>
          <table:table-cell table:number-columns-repeated="16264"/>
        </table:table-row>
        <table:table-row table:style-name="ro2">
          <table:table-cell office:value-type="date" office:date-value="2021-07-15T00:00:00" table:style-name="ce5">
            <text:p>2021/7/15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4702" table:style-name="ce6">
            <text:p>4,702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375" table:style-name="ce6">
            <text:p>1,375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2450" table:style-name="ce6">
            <text:p>2,450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5642" table:style-name="ce6">
            <text:p>5,642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4057" table:style-name="ce6">
            <text:p>4,057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10956" table:style-name="ce6">
            <text:p>10,956<text:s/></text:p>
          </table:table-cell>
          <table:table-cell office:value-type="float" office:value="34233" table:style-name="ce6">
            <text:p>34,233<text:s/></text:p>
          </table:table-cell>
          <table:table-cell office:value-type="float" office:value="13331" table:style-name="ce6">
            <text:p>13,331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8717" table:style-name="ce6">
            <text:p>8,717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11488" table:style-name="ce6">
            <text:p>11,488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4177" table:style-name="ce6">
            <text:p>4,177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4624" table:style-name="ce6">
            <text:p>4,624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10559" table:style-name="ce6">
            <text:p>10,559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7422" table:style-name="ce6">
            <text:p>7,422<text:s/></text:p>
          </table:table-cell>
          <table:table-cell office:value-type="float" office:value="16376" table:style-name="ce6">
            <text:p>16,376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7245" table:style-name="ce6">
            <text:p>7,245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15309" table:style-name="ce6">
            <text:p>15,309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4045" table:style-name="ce6">
            <text:p>4,045<text:s/></text:p>
          </table:table-cell>
          <table:table-cell office:value-type="float" office:value="2529" table:style-name="ce6">
            <text:p>2,529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534" table:style-name="ce6">
            <text:p>2,534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6561" table:style-name="ce6">
            <text:p>6,561<text:s/></text:p>
          </table:table-cell>
          <table:table-cell office:value-type="float" office:value="10825" table:style-name="ce6">
            <text:p>10,825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5548" table:style-name="ce6">
            <text:p>5,548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4336" table:style-name="ce6">
            <text:p>4,336<text:s/></text:p>
          </table:table-cell>
          <table:table-cell office:value-type="float" office:value="508" table:style-name="ce6">
            <text:p>508<text:s/></text:p>
          </table:table-cell>
          <table:table-cell office:value-type="float" office:value="941" table:style-name="ce6">
            <text:p>941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974" table:style-name="ce6">
            <text:p>1,974<text:s/></text:p>
          </table:table-cell>
          <table:table-cell table:number-columns-repeated="16264"/>
        </table:table-row>
        <table:table-row table:style-name="ro2">
          <table:table-cell office:value-type="date" office:date-value="2021-07-16T00:00:00" table:style-name="ce5">
            <text:p>2021/7/16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5002" table:style-name="ce6">
            <text:p>15,002<text:s/></text:p>
          </table:table-cell>
          <table:table-cell office:value-type="float" office:value="7940" table:style-name="ce6">
            <text:p>7,940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1700" table:style-name="ce6">
            <text:p>1,700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1036" table:style-name="ce6">
            <text:p>1,03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1001" table:style-name="ce6">
            <text:p>1,001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4857" table:style-name="ce6">
            <text:p>4,857<text:s/></text:p>
          </table:table-cell>
          <table:table-cell office:value-type="float" office:value="4929" table:style-name="ce6">
            <text:p>4,929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8794" table:style-name="ce6">
            <text:p>8,794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11226" table:style-name="ce6">
            <text:p>11,226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9545" table:style-name="ce6">
            <text:p>9,545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35634" table:style-name="ce6">
            <text:p>35,634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7479" table:style-name="ce6">
            <text:p>7,479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1851" table:style-name="ce6">
            <text:p>11,851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1036" table:style-name="ce6">
            <text:p>11,036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4999" table:style-name="ce6">
            <text:p>14,999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6568" table:style-name="ce6">
            <text:p>6,568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5263" table:style-name="ce6">
            <text:p>5,263<text:s/></text:p>
          </table:table-cell>
          <table:table-cell office:value-type="float" office:value="5172" table:style-name="ce6">
            <text:p>5,172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564" table:style-name="ce6">
            <text:p>564<text:s/></text:p>
          </table:table-cell>
          <table:table-cell office:value-type="float" office:value="995" table:style-name="ce6">
            <text:p>995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160" table:style-name="ce6">
            <text:p>1,160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1148" table:style-name="ce6">
            <text:p>1,148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965" table:style-name="ce6">
            <text:p>965<text:s/></text:p>
          </table:table-cell>
          <table:table-cell office:value-type="float" office:value="1580" table:style-name="ce6">
            <text:p>1,580<text:s/></text:p>
          </table:table-cell>
          <table:table-cell office:value-type="float" office:value="2011" table:style-name="ce6">
            <text:p>2,011<text:s/></text:p>
          </table:table-cell>
          <table:table-cell table:number-columns-repeated="16264"/>
        </table:table-row>
        <table:table-row table:style-name="ro2">
          <table:table-cell office:value-type="date" office:date-value="2021-07-17T00:00:00" table:style-name="ce5">
            <text:p>2021/7/17</text:p>
          </table:table-cell>
          <table:table-cell office:value-type="float" office:value="623" table:style-name="ce6">
            <text:p>623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4623" table:style-name="ce6">
            <text:p>4,623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691" table:style-name="ce6">
            <text:p>691<text:s/></text:p>
          </table:table-cell>
          <table:table-cell office:value-type="float" office:value="2023" table:style-name="ce6">
            <text:p>2,023<text:s/></text:p>
          </table:table-cell>
          <table:table-cell office:value-type="float" office:value="510" table:style-name="ce6">
            <text:p>510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895" table:style-name="ce6">
            <text:p>1,895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942" table:style-name="ce6">
            <text:p>94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765" table:style-name="ce6">
            <text:p>765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522" table:style-name="ce6">
            <text:p>522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854" table:style-name="ce6">
            <text:p>854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4620" table:style-name="ce6">
            <text:p>4,620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4987" table:style-name="ce6">
            <text:p>4,987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817" table:style-name="ce6">
            <text:p>4,817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860" table:style-name="ce6">
            <text:p>860<text:s/></text:p>
          </table:table-cell>
          <table:table-cell office:value-type="float" office:value="934" table:style-name="ce6">
            <text:p>934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901" table:style-name="ce6">
            <text:p>1,901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3943" table:style-name="ce6">
            <text:p>3,943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444" table:style-name="ce6">
            <text:p>1,444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85" table:style-name="ce6">
            <text:p>285<text:s/></text:p>
          </table:table-cell>
          <table:table-cell office:value-type="float" office:value="610" table:style-name="ce6">
            <text:p>610<text:s/></text:p>
          </table:table-cell>
          <table:table-cell office:value-type="float" office:value="822" table:style-name="ce6">
            <text:p>822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434" table:style-name="ce6">
            <text:p>434<text:s/></text:p>
          </table:table-cell>
          <table:table-cell office:value-type="float" office:value="544" table:style-name="ce6">
            <text:p>544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558" table:style-name="ce6">
            <text:p>558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844" table:style-name="ce6">
            <text:p>844<text:s/></text:p>
          </table:table-cell>
          <table:table-cell table:number-columns-repeated="16264"/>
        </table:table-row>
        <table:table-row table:style-name="ro2">
          <table:table-cell office:value-type="date" office:date-value="2021-07-18T00:00:00" table:style-name="ce5">
            <text:p>2021/7/18</text:p>
          </table:table-cell>
          <table:table-cell office:value-type="float" office:value="571" table:style-name="ce6">
            <text:p>571<text:s/></text:p>
          </table:table-cell>
          <table:table-cell office:value-type="float" office:value="1594" table:style-name="ce6">
            <text:p>1,594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7673" table:style-name="ce6">
            <text:p>7,67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550" table:style-name="ce6">
            <text:p>1,550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771" table:style-name="ce6">
            <text:p>771<text:s/></text:p>
          </table:table-cell>
          <table:table-cell office:value-type="float" office:value="504" table:style-name="ce6">
            <text:p>504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400" table:style-name="ce6">
            <text:p>400<text:s/></text:p>
          </table:table-cell>
          <table:table-cell office:value-type="float" office:value="639" table:style-name="ce6">
            <text:p>639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658" table:style-name="ce6">
            <text:p>658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1164" table:style-name="ce6">
            <text:p>1,164<text:s/></text:p>
          </table:table-cell>
          <table:table-cell office:value-type="float" office:value="431" table:style-name="ce6">
            <text:p>431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665" table:style-name="ce6">
            <text:p>665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3905" table:style-name="ce6">
            <text:p>3,905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4164" table:style-name="ce6">
            <text:p>4,164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702" table:style-name="ce6">
            <text:p>702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472" table:style-name="ce6">
            <text:p>472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462" table:style-name="ce6">
            <text:p>2,462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1216" table:style-name="ce6">
            <text:p>1,216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5677" table:style-name="ce6">
            <text:p>5,677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1912" table:style-name="ce6">
            <text:p>1,912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2938" table:style-name="ce6">
            <text:p>2,938<text:s/></text:p>
          </table:table-cell>
          <table:table-cell office:value-type="float" office:value="1278" table:style-name="ce6">
            <text:p>1,278<text:s/></text:p>
          </table:table-cell>
          <table:table-cell office:value-type="float" office:value="1516" table:style-name="ce6">
            <text:p>1,516<text:s/></text:p>
          </table:table-cell>
          <table:table-cell office:value-type="float" office:value="1112" table:style-name="ce6">
            <text:p>1,112<text:s/></text:p>
          </table:table-cell>
          <table:table-cell office:value-type="float" office:value="648" table:style-name="ce6">
            <text:p>648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938" table:style-name="ce6">
            <text:p>1,938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212" table:style-name="ce6">
            <text:p>212<text:s/></text:p>
          </table:table-cell>
          <table:table-cell office:value-type="float" office:value="470" table:style-name="ce6">
            <text:p>470<text:s/></text:p>
          </table:table-cell>
          <table:table-cell office:value-type="float" office:value="643" table:style-name="ce6">
            <text:p>643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243" table:style-name="ce6">
            <text:p>243<text:s/></text:p>
          </table:table-cell>
          <table:table-cell office:value-type="float" office:value="309" table:style-name="ce6">
            <text:p>309<text:s/></text:p>
          </table:table-cell>
          <table:table-cell office:value-type="float" office:value="399" table:style-name="ce6">
            <text:p>399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445" table:style-name="ce6">
            <text:p>445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621" table:style-name="ce6">
            <text:p>621<text:s/></text:p>
          </table:table-cell>
          <table:table-cell table:number-columns-repeated="16264"/>
        </table:table-row>
        <table:table-row table:style-name="ro2">
          <table:table-cell office:value-type="date" office:date-value="2021-07-19T00:00:00" table:style-name="ce5">
            <text:p>2021/7/19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5294" table:style-name="ce6">
            <text:p>5,294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13977" table:style-name="ce6">
            <text:p>13,977<text:s/></text:p>
          </table:table-cell>
          <table:table-cell office:value-type="float" office:value="8126" table:style-name="ce6">
            <text:p>8,126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691" table:style-name="ce6">
            <text:p>1,691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1425" table:style-name="ce6">
            <text:p>1,425<text:s/></text:p>
          </table:table-cell>
          <table:table-cell office:value-type="float" office:value="970" table:style-name="ce6">
            <text:p>970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4849" table:style-name="ce6">
            <text:p>4,849<text:s/></text:p>
          </table:table-cell>
          <table:table-cell office:value-type="float" office:value="6128" table:style-name="ce6">
            <text:p>6,128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7291" table:style-name="ce6">
            <text:p>7,291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9598" table:style-name="ce6">
            <text:p>9,598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36460" table:style-name="ce6">
            <text:p>36,460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6455" table:style-name="ce6">
            <text:p>6,455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654" table:style-name="ce6">
            <text:p>1,654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0192" table:style-name="ce6">
            <text:p>10,192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16795" table:style-name="ce6">
            <text:p>16,795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7229" table:style-name="ce6">
            <text:p>7,229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15431" table:style-name="ce6">
            <text:p>15,431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8913" table:style-name="ce6">
            <text:p>8,913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5001" table:style-name="ce6">
            <text:p>5,001<text:s/></text:p>
          </table:table-cell>
          <table:table-cell office:value-type="float" office:value="5368" table:style-name="ce6">
            <text:p>5,368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497" table:style-name="ce6">
            <text:p>497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918" table:style-name="ce6">
            <text:p>918<text:s/></text:p>
          </table:table-cell>
          <table:table-cell office:value-type="float" office:value="1485" table:style-name="ce6">
            <text:p>1,485<text:s/></text:p>
          </table:table-cell>
          <table:table-cell office:value-type="float" office:value="2017" table:style-name="ce6">
            <text:p>2,017<text:s/></text:p>
          </table:table-cell>
          <table:table-cell table:number-columns-repeated="16264"/>
        </table:table-row>
        <table:table-row table:style-name="ro2">
          <table:table-cell office:value-type="date" office:date-value="2021-07-20T00:00:00" table:style-name="ce5">
            <text:p>2021/7/20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5444" table:style-name="ce6">
            <text:p>5,444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14362" table:style-name="ce6">
            <text:p>14,362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1039" table:style-name="ce6">
            <text:p>1,039<text:s/></text:p>
          </table:table-cell>
          <table:table-cell office:value-type="float" office:value="2516" table:style-name="ce6">
            <text:p>2,51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6457" table:style-name="ce6">
            <text:p>6,457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3685" table:style-name="ce6">
            <text:p>13,685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0742" table:style-name="ce6">
            <text:p>10,742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34326" table:style-name="ce6">
            <text:p>34,326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11517" table:style-name="ce6">
            <text:p>11,517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8961" table:style-name="ce6">
            <text:p>8,96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3826" table:style-name="ce6">
            <text:p>3,826<text:s/></text:p>
          </table:table-cell>
          <table:table-cell office:value-type="float" office:value="6741" table:style-name="ce6">
            <text:p>6,741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4072" table:style-name="ce6">
            <text:p>4,072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1008" table:style-name="ce6">
            <text:p>11,008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6987" table:style-name="ce6">
            <text:p>6,987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8953" table:style-name="ce6">
            <text:p>18,953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5140" table:style-name="ce6">
            <text:p>5,140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7743" table:style-name="ce6">
            <text:p>7,743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148" table:style-name="ce6">
            <text:p>4,148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5780" table:style-name="ce6">
            <text:p>5,780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5353" table:style-name="ce6">
            <text:p>5,353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495" table:style-name="ce6">
            <text:p>495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1213" table:style-name="ce6">
            <text:p>1,213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1255" table:style-name="ce6">
            <text:p>1,25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933" table:style-name="ce6">
            <text:p>933<text:s/></text:p>
          </table:table-cell>
          <table:table-cell office:value-type="float" office:value="1537" table:style-name="ce6">
            <text:p>1,537<text:s/></text:p>
          </table:table-cell>
          <table:table-cell office:value-type="float" office:value="1968" table:style-name="ce6">
            <text:p>1,968<text:s/></text:p>
          </table:table-cell>
          <table:table-cell table:number-columns-repeated="16264"/>
        </table:table-row>
        <table:table-row table:style-name="ro2">
          <table:table-cell office:value-type="date" office:date-value="2021-07-21T00:00:00" table:style-name="ce5">
            <text:p>2021/7/21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5511" table:style-name="ce6">
            <text:p>5,511<text:s/></text:p>
          </table:table-cell>
          <table:table-cell office:value-type="float" office:value="16207" table:style-name="ce6">
            <text:p>16,207<text:s/></text:p>
          </table:table-cell>
          <table:table-cell office:value-type="float" office:value="14870" table:style-name="ce6">
            <text:p>14,870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4390" table:style-name="ce6">
            <text:p>4,390<text:s/></text:p>
          </table:table-cell>
          <table:table-cell office:value-type="float" office:value="1757" table:style-name="ce6">
            <text:p>1,757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4615" table:style-name="ce6">
            <text:p>4,615<text:s/></text:p>
          </table:table-cell>
          <table:table-cell office:value-type="float" office:value="1116" table:style-name="ce6">
            <text:p>1,116<text:s/></text:p>
          </table:table-cell>
          <table:table-cell office:value-type="float" office:value="1392" table:style-name="ce6">
            <text:p>1,392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1679" table:style-name="ce6">
            <text:p>1,679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11214" table:style-name="ce6">
            <text:p>11,214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4931" table:style-name="ce6">
            <text:p>4,93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6210" table:style-name="ce6">
            <text:p>6,210<text:s/></text:p>
          </table:table-cell>
          <table:table-cell office:value-type="float" office:value="9173" table:style-name="ce6">
            <text:p>9,173<text:s/></text:p>
          </table:table-cell>
          <table:table-cell office:value-type="float" office:value="6041" table:style-name="ce6">
            <text:p>6,041<text:s/></text:p>
          </table:table-cell>
          <table:table-cell office:value-type="float" office:value="4383" table:style-name="ce6">
            <text:p>4,383<text:s/></text:p>
          </table:table-cell>
          <table:table-cell office:value-type="float" office:value="7608" table:style-name="ce6">
            <text:p>7,608<text:s/></text:p>
          </table:table-cell>
          <table:table-cell office:value-type="float" office:value="6233" table:style-name="ce6">
            <text:p>6,233<text:s/></text:p>
          </table:table-cell>
          <table:table-cell office:value-type="float" office:value="11800" table:style-name="ce6">
            <text:p>11,800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9660" table:style-name="ce6">
            <text:p>9,66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34922" table:style-name="ce6">
            <text:p>34,922<text:s/></text:p>
          </table:table-cell>
          <table:table-cell office:value-type="float" office:value="12431" table:style-name="ce6">
            <text:p>12,431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9009" table:style-name="ce6">
            <text:p>9,009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5061" table:style-name="ce6">
            <text:p>5,061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735" table:style-name="ce6">
            <text:p>1,735<text:s/>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015" table:style-name="ce6">
            <text:p>4,015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0821" table:style-name="ce6">
            <text:p>10,821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2500" table:style-name="ce6">
            <text:p>12,500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7209" table:style-name="ce6">
            <text:p>7,209<text:s/></text:p>
          </table:table-cell>
          <table:table-cell office:value-type="float" office:value="11473" table:style-name="ce6">
            <text:p>11,473<text:s/></text:p>
          </table:table-cell>
          <table:table-cell office:value-type="float" office:value="11287" table:style-name="ce6">
            <text:p>11,28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9405" table:style-name="ce6">
            <text:p>19,405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2887" table:style-name="ce6">
            <text:p>2,88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9576" table:style-name="ce6">
            <text:p>9,576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344" table:style-name="ce6">
            <text:p>4,344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300" table:style-name="ce6">
            <text:p>5,300<text:s/></text:p>
          </table:table-cell>
          <table:table-cell office:value-type="float" office:value="4711" table:style-name="ce6">
            <text:p>4,711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19" table:style-name="ce6">
            <text:p>519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1601" table:style-name="ce6">
            <text:p>1,601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917" table:style-name="ce6">
            <text:p>917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071" table:style-name="ce6">
            <text:p>2,071<text:s/></text:p>
          </table:table-cell>
          <table:table-cell table:number-columns-repeated="16264"/>
        </table:table-row>
        <table:table-row table:style-name="ro2">
          <table:table-cell office:value-type="date" office:date-value="2021-07-22T00:00:00" table:style-name="ce5">
            <text:p>2021/7/22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5403" table:style-name="ce6">
            <text:p>5,403<text:s/></text:p>
          </table:table-cell>
          <table:table-cell office:value-type="float" office:value="16209" table:style-name="ce6">
            <text:p>16,209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4380" table:style-name="ce6">
            <text:p>4,380<text:s/></text:p>
          </table:table-cell>
          <table:table-cell office:value-type="float" office:value="1765" table:style-name="ce6">
            <text:p>1,765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1327" table:style-name="ce6">
            <text:p>1,327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5907" table:style-name="ce6">
            <text:p>5,907<text:s/></text:p>
          </table:table-cell>
          <table:table-cell office:value-type="float" office:value="1592" table:style-name="ce6">
            <text:p>1,592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980" table:style-name="ce6">
            <text:p>980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4592" table:style-name="ce6">
            <text:p>4,592<text:s/></text:p>
          </table:table-cell>
          <table:table-cell office:value-type="float" office:value="4790" table:style-name="ce6">
            <text:p>4,790<text:s/></text:p>
          </table:table-cell>
          <table:table-cell office:value-type="float" office:value="6108" table:style-name="ce6">
            <text:p>6,108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5549" table:style-name="ce6">
            <text:p>5,549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11477" table:style-name="ce6">
            <text:p>11,477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8550" table:style-name="ce6">
            <text:p>8,550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32533" table:style-name="ce6">
            <text:p>32,533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7871" table:style-name="ce6">
            <text:p>7,871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4745" table:style-name="ce6">
            <text:p>4,745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1226" table:style-name="ce6">
            <text:p>1,226<text:s/></text:p>
          </table:table-cell>
          <table:table-cell office:value-type="float" office:value="1593" table:style-name="ce6">
            <text:p>1,593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3802" table:style-name="ce6">
            <text:p>3,802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4445" table:style-name="ce6">
            <text:p>4,445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14778" table:style-name="ce6">
            <text:p>14,778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15996" table:style-name="ce6">
            <text:p>15,996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11067" table:style-name="ce6">
            <text:p>11,06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7458" table:style-name="ce6">
            <text:p>7,45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5998" table:style-name="ce6">
            <text:p>5,998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6629" table:style-name="ce6">
            <text:p>6,629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4446" table:style-name="ce6">
            <text:p>4,446<text:s/></text:p>
          </table:table-cell>
          <table:table-cell office:value-type="float" office:value="482" table:style-name="ce6">
            <text:p>482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689" table:style-name="ce6">
            <text:p>1,689<text:s/></text:p>
          </table:table-cell>
          <table:table-cell office:value-type="float" office:value="2084" table:style-name="ce6">
            <text:p>2,084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2812" table:style-name="ce6">
            <text:p>2,812<text:s/></text:p>
          </table:table-cell>
          <table:table-cell office:value-type="float" office:value="837" table:style-name="ce6">
            <text:p>837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017" table:style-name="ce6">
            <text:p>2,017<text:s/></text:p>
          </table:table-cell>
          <table:table-cell table:number-columns-repeated="16264"/>
        </table:table-row>
        <table:table-row table:style-name="ro2">
          <table:table-cell office:value-type="date" office:date-value="2021-07-23T00:00:00" table:style-name="ce5">
            <text:p>2021/7/23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1639" table:style-name="ce6">
            <text:p>1,639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990" table:style-name="ce6">
            <text:p>990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913" table:style-name="ce6">
            <text:p>913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956" table:style-name="ce6">
            <text:p>956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984" table:style-name="ce6">
            <text:p>984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5774" table:style-name="ce6">
            <text:p>5,774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6874" table:style-name="ce6">
            <text:p>6,874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7946" table:style-name="ce6">
            <text:p>7,946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7459" table:style-name="ce6">
            <text:p>7,459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4342" table:style-name="ce6">
            <text:p>4,34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5858" table:style-name="ce6">
            <text:p>5,858<text:s/></text:p>
          </table:table-cell>
          <table:table-cell office:value-type="float" office:value="1115" table:style-name="ce6">
            <text:p>1,115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4295" table:style-name="ce6">
            <text:p>14,295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15587" table:style-name="ce6">
            <text:p>15,587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4385" table:style-name="ce6">
            <text:p>4,385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3712" table:style-name="ce6">
            <text:p>3,712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2396" table:style-name="ce6">
            <text:p>2,396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464" table:style-name="ce6">
            <text:p>464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810" table:style-name="ce6">
            <text:p>1,810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834" table:style-name="ce6">
            <text:p>834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1973" table:style-name="ce6">
            <text:p>1,973<text:s/></text:p>
          </table:table-cell>
          <table:table-cell table:number-columns-repeated="16264"/>
        </table:table-row>
        <table:table-row table:style-name="ro2">
          <table:table-cell office:value-type="date" office:date-value="2021-07-24T00:00:00" table:style-name="ce5">
            <text:p>2021/7/24</text:p>
          </table:table-cell>
          <table:table-cell office:value-type="float" office:value="498" table:style-name="ce6">
            <text:p>498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752" table:style-name="ce6">
            <text:p>1,752<text:s/></text:p>
          </table:table-cell>
          <table:table-cell office:value-type="float" office:value="910" table:style-name="ce6">
            <text:p>910<text:s/></text:p>
          </table:table-cell>
          <table:table-cell office:value-type="float" office:value="568" table:style-name="ce6">
            <text:p>568<text:s/></text:p>
          </table:table-cell>
          <table:table-cell office:value-type="float" office:value="1793" table:style-name="ce6">
            <text:p>1,793<text:s/></text:p>
          </table:table-cell>
          <table:table-cell office:value-type="float" office:value="435" table:style-name="ce6">
            <text:p>435<text:s/></text:p>
          </table:table-cell>
          <table:table-cell office:value-type="float" office:value="624" table:style-name="ce6">
            <text:p>624<text:s/></text:p>
          </table:table-cell>
          <table:table-cell office:value-type="float" office:value="320" table:style-name="ce6">
            <text:p>320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1525" table:style-name="ce6">
            <text:p>1,525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708" table:style-name="ce6">
            <text:p>708<text:s/></text:p>
          </table:table-cell>
          <table:table-cell office:value-type="float" office:value="1736" table:style-name="ce6">
            <text:p>1,736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203" table:style-name="ce6">
            <text:p>1,203<text:s/></text:p>
          </table:table-cell>
          <table:table-cell office:value-type="float" office:value="398" table:style-name="ce6">
            <text:p>398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4006" table:style-name="ce6">
            <text:p>4,006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7828" table:style-name="ce6">
            <text:p>7,828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1611" table:style-name="ce6">
            <text:p>1,611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1546" table:style-name="ce6">
            <text:p>1,546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6780" table:style-name="ce6">
            <text:p>6,780<text:s/></text:p>
          </table:table-cell>
          <table:table-cell office:value-type="float" office:value="4722" table:style-name="ce6">
            <text:p>4,722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2040" table:style-name="ce6">
            <text:p>2,040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1513" table:style-name="ce6">
            <text:p>1,513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1627" table:style-name="ce6">
            <text:p>1,627<text:s/></text:p>
          </table:table-cell>
          <table:table-cell office:value-type="float" office:value="1165" table:style-name="ce6">
            <text:p>1,165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202" table:style-name="ce6">
            <text:p>1,202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099" table:style-name="ce6">
            <text:p>3,099<text:s/></text:p>
          </table:table-cell>
          <table:table-cell office:value-type="float" office:value="3723" table:style-name="ce6">
            <text:p>3,723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1860" table:style-name="ce6">
            <text:p>1,860<text:s/></text:p>
          </table:table-cell>
          <table:table-cell office:value-type="float" office:value="211" table:style-name="ce6">
            <text:p>211<text:s/></text:p>
          </table:table-cell>
          <table:table-cell office:value-type="float" office:value="477" table:style-name="ce6">
            <text:p>477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1188" table:style-name="ce6">
            <text:p>1,188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383" table:style-name="ce6">
            <text:p>383<text:s/></text:p>
          </table:table-cell>
          <table:table-cell office:value-type="float" office:value="496" table:style-name="ce6">
            <text:p>496<text:s/></text:p>
          </table:table-cell>
          <table:table-cell office:value-type="float" office:value="1402" table:style-name="ce6">
            <text:p>1,402<text:s/></text:p>
          </table:table-cell>
          <table:table-cell office:value-type="float" office:value="494" table:style-name="ce6">
            <text:p>494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680" table:style-name="ce6">
            <text:p>680<text:s/></text:p>
          </table:table-cell>
          <table:table-cell table:number-columns-repeated="16264"/>
        </table:table-row>
        <table:table-row table:style-name="ro2">
          <table:table-cell office:value-type="date" office:date-value="2021-07-25T00:00:00" table:style-name="ce5">
            <text:p>2021/7/25</text:p>
          </table:table-cell>
          <table:table-cell office:value-type="float" office:value="605" table:style-name="ce6">
            <text:p>605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2590" table:style-name="ce6">
            <text:p>2,590<text:s/></text:p>
          </table:table-cell>
          <table:table-cell office:value-type="float" office:value="1812" table:style-name="ce6">
            <text:p>1,812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562" table:style-name="ce6">
            <text:p>562<text:s/></text:p>
          </table:table-cell>
          <table:table-cell office:value-type="float" office:value="1469" table:style-name="ce6">
            <text:p>1,469<text:s/></text:p>
          </table:table-cell>
          <table:table-cell office:value-type="float" office:value="418" table:style-name="ce6">
            <text:p>41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424" table:style-name="ce6">
            <text:p>424<text:s/></text:p>
          </table:table-cell>
          <table:table-cell office:value-type="float" office:value="1097" table:style-name="ce6">
            <text:p>1,097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785" table:style-name="ce6">
            <text:p>785<text:s/></text:p>
          </table:table-cell>
          <table:table-cell office:value-type="float" office:value="1734" table:style-name="ce6">
            <text:p>1,734<text:s/></text:p>
          </table:table-cell>
          <table:table-cell office:value-type="float" office:value="817" table:style-name="ce6">
            <text:p>817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234" table:style-name="ce6">
            <text:p>1,234<text:s/></text:p>
          </table:table-cell>
          <table:table-cell office:value-type="float" office:value="447" table:style-name="ce6">
            <text:p>447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105" table:style-name="ce6">
            <text:p>2,105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739" table:style-name="ce6">
            <text:p>739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4229" table:style-name="ce6">
            <text:p>4,229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1544" table:style-name="ce6">
            <text:p>1,544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810" table:style-name="ce6">
            <text:p>810<text:s/></text:p>
          </table:table-cell>
          <table:table-cell office:value-type="float" office:value="876" table:style-name="ce6">
            <text:p>876<text:s/></text:p>
          </table:table-cell>
          <table:table-cell office:value-type="float" office:value="468" table:style-name="ce6">
            <text:p>468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201" table:style-name="ce6">
            <text:p>2,201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3260" table:style-name="ce6">
            <text:p>3,26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6191" table:style-name="ce6">
            <text:p>6,19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2306" table:style-name="ce6">
            <text:p>2,306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1330" table:style-name="ce6">
            <text:p>1,330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1362" table:style-name="ce6">
            <text:p>1,362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213" table:style-name="ce6">
            <text:p>2,213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1924" table:style-name="ce6">
            <text:p>1,924<text:s/></text:p>
          </table:table-cell>
          <table:table-cell office:value-type="float" office:value="203" table:style-name="ce6">
            <text:p>203<text:s/></text:p>
          </table:table-cell>
          <table:table-cell office:value-type="float" office:value="520" table:style-name="ce6">
            <text:p>520<text:s/></text:p>
          </table:table-cell>
          <table:table-cell office:value-type="float" office:value="763" table:style-name="ce6">
            <text:p>763<text:s/></text:p>
          </table:table-cell>
          <table:table-cell office:value-type="float" office:value="1243" table:style-name="ce6">
            <text:p>1,243<text:s/></text:p>
          </table:table-cell>
          <table:table-cell office:value-type="float" office:value="324" table:style-name="ce6">
            <text:p>324<text:s/></text:p>
          </table:table-cell>
          <table:table-cell office:value-type="float" office:value="348" table:style-name="ce6">
            <text:p>348<text:s/></text:p>
          </table:table-cell>
          <table:table-cell office:value-type="float" office:value="481" table:style-name="ce6">
            <text:p>481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492" table:style-name="ce6">
            <text:p>492<text:s/></text:p>
          </table:table-cell>
          <table:table-cell office:value-type="float" office:value="831" table:style-name="ce6">
            <text:p>831<text:s/></text:p>
          </table:table-cell>
          <table:table-cell office:value-type="float" office:value="749" table:style-name="ce6">
            <text:p>749<text:s/></text:p>
          </table:table-cell>
          <table:table-cell table:number-columns-repeated="16264"/>
        </table:table-row>
        <table:table-row table:style-name="ro2">
          <table:table-cell office:value-type="date" office:date-value="2021-07-26T00:00:00" table:style-name="ce5">
            <text:p>2021/7/26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5198" table:style-name="ce6">
            <text:p>5,198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1480" table:style-name="ce6">
            <text:p>1,480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1181" table:style-name="ce6">
            <text:p>1,181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163" table:style-name="ce6">
            <text:p>1,163<text:s/></text:p>
          </table:table-cell>
          <table:table-cell office:value-type="float" office:value="2934" table:style-name="ce6">
            <text:p>2,934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5303" table:style-name="ce6">
            <text:p>5,303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14346" table:style-name="ce6">
            <text:p>14,346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39694" table:style-name="ce6">
            <text:p>39,694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8812" table:style-name="ce6">
            <text:p>8,812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2735" table:style-name="ce6">
            <text:p>12,735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20763" table:style-name="ce6">
            <text:p>20,763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5415" table:style-name="ce6">
            <text:p>5,415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4959" table:style-name="ce6">
            <text:p>4,959<text:s/></text:p>
          </table:table-cell>
          <table:table-cell office:value-type="float" office:value="17046" table:style-name="ce6">
            <text:p>17,046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0043" table:style-name="ce6">
            <text:p>10,043<text:s/></text:p>
          </table:table-cell>
          <table:table-cell office:value-type="float" office:value="10031" table:style-name="ce6">
            <text:p>10,031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809" table:style-name="ce6">
            <text:p>2,809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5208" table:style-name="ce6">
            <text:p>5,208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11942" table:style-name="ce6">
            <text:p>11,942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6094" table:style-name="ce6">
            <text:p>6,094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4960" table:style-name="ce6">
            <text:p>4,960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604" table:style-name="ce6">
            <text:p>604<text:s/></text:p>
          </table:table-cell>
          <table:table-cell office:value-type="float" office:value="1096" table:style-name="ce6">
            <text:p>1,096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1323" table:style-name="ce6">
            <text:p>1,323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010" table:style-name="ce6">
            <text:p>1,010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210" table:style-name="ce6">
            <text:p>2,210<text:s/></text:p>
          </table:table-cell>
          <table:table-cell table:number-columns-repeated="16264"/>
        </table:table-row>
        <table:table-row table:style-name="ro2">
          <table:table-cell office:value-type="date" office:date-value="2021-07-27T00:00:00" table:style-name="ce5">
            <text:p>2021/7/27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18987" table:style-name="ce6">
            <text:p>18,987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5302" table:style-name="ce6">
            <text:p>5,302<text:s/></text:p>
          </table:table-cell>
          <table:table-cell office:value-type="float" office:value="2003" table:style-name="ce6">
            <text:p>2,003<text:s/></text:p>
          </table:table-cell>
          <table:table-cell office:value-type="float" office:value="1692" table:style-name="ce6">
            <text:p>1,692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7781" table:style-name="ce6">
            <text:p>7,781<text:s/></text:p>
          </table:table-cell>
          <table:table-cell office:value-type="float" office:value="1977" table:style-name="ce6">
            <text:p>1,977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3315" table:style-name="ce6">
            <text:p>3,31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14230" table:style-name="ce6">
            <text:p>14,230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7170" table:style-name="ce6">
            <text:p>7,170<text:s/></text:p>
          </table:table-cell>
          <table:table-cell office:value-type="float" office:value="13935" table:style-name="ce6">
            <text:p>13,935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4295" table:style-name="ce6">
            <text:p>4,295<text:s/></text:p>
          </table:table-cell>
          <table:table-cell office:value-type="float" office:value="16199" table:style-name="ce6">
            <text:p>16,199<text:s/></text:p>
          </table:table-cell>
          <table:table-cell office:value-type="float" office:value="11877" table:style-name="ce6">
            <text:p>11,877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43067" table:style-name="ce6">
            <text:p>43,067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13712" table:style-name="ce6">
            <text:p>13,712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7750" table:style-name="ce6">
            <text:p>7,750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5022" table:style-name="ce6">
            <text:p>5,022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5805" table:style-name="ce6">
            <text:p>5,805<text:s/></text:p>
          </table:table-cell>
          <table:table-cell office:value-type="float" office:value="14145" table:style-name="ce6">
            <text:p>14,145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15164" table:style-name="ce6">
            <text:p>15,164<text:s/></text:p>
          </table:table-cell>
          <table:table-cell office:value-type="float" office:value="18289" table:style-name="ce6">
            <text:p>18,289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20909" table:style-name="ce6">
            <text:p>20,909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13336" table:style-name="ce6">
            <text:p>13,336<text:s/></text:p>
          </table:table-cell>
          <table:table-cell office:value-type="float" office:value="13514" table:style-name="ce6">
            <text:p>13,514<text:s/></text:p>
          </table:table-cell>
          <table:table-cell office:value-type="float" office:value="8236" table:style-name="ce6">
            <text:p>8,236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6053" table:style-name="ce6">
            <text:p>6,053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3464" table:style-name="ce6">
            <text:p>3,464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9622" table:style-name="ce6">
            <text:p>9,622<text:s/></text:p>
          </table:table-cell>
          <table:table-cell office:value-type="float" office:value="11044" table:style-name="ce6">
            <text:p>11,044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13283" table:style-name="ce6">
            <text:p>13,283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5959" table:style-name="ce6">
            <text:p>5,959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1179" table:style-name="ce6">
            <text:p>1,179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119" table:style-name="ce6">
            <text:p>1,119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398" table:style-name="ce6">
            <text:p>2,398<text:s/></text:p>
          </table:table-cell>
          <table:table-cell table:number-columns-repeated="16264"/>
        </table:table-row>
        <table:table-row table:style-name="ro2">
          <table:table-cell office:value-type="date" office:date-value="2021-07-28T00:00:00" table:style-name="ce5">
            <text:p>2021/7/28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7671" table:style-name="ce6">
            <text:p>7,671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4090" table:style-name="ce6">
            <text:p>4,090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3365" table:style-name="ce6">
            <text:p>3,365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2547" table:style-name="ce6">
            <text:p>2,547<text:s/></text:p>
          </table:table-cell>
          <table:table-cell office:value-type="float" office:value="14084" table:style-name="ce6">
            <text:p>14,084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7013" table:style-name="ce6">
            <text:p>7,013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43279" table:style-name="ce6">
            <text:p>43,279<text:s/></text:p>
          </table:table-cell>
          <table:table-cell office:value-type="float" office:value="16535" table:style-name="ce6">
            <text:p>16,535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5806" table:style-name="ce6">
            <text:p>5,806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1334" table:style-name="ce6">
            <text:p>1,334<text:s/></text:p>
          </table:table-cell>
          <table:table-cell office:value-type="float" office:value="2024" table:style-name="ce6">
            <text:p>2,024<text:s/></text:p>
          </table:table-cell>
          <table:table-cell office:value-type="float" office:value="1615" table:style-name="ce6">
            <text:p>1,615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13819" table:style-name="ce6">
            <text:p>13,819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12624" table:style-name="ce6">
            <text:p>12,624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3735" table:style-name="ce6">
            <text:p>13,735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8211" table:style-name="ce6">
            <text:p>8,211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7776" table:style-name="ce6">
            <text:p>7,776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6154" table:style-name="ce6">
            <text:p>6,154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9237" table:style-name="ce6">
            <text:p>9,237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887" table:style-name="ce6">
            <text:p>6,887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574" table:style-name="ce6">
            <text:p>574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152" table:style-name="ce6">
            <text:p>2,152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1048" table:style-name="ce6">
            <text:p>1,048<text:s/></text:p>
          </table:table-cell>
          <table:table-cell office:value-type="float" office:value="1724" table:style-name="ce6">
            <text:p>1,724<text:s/></text:p>
          </table:table-cell>
          <table:table-cell office:value-type="float" office:value="2425" table:style-name="ce6">
            <text:p>2,425<text:s/></text:p>
          </table:table-cell>
          <table:table-cell table:number-columns-repeated="16264"/>
        </table:table-row>
        <table:table-row table:style-name="ro2">
          <table:table-cell office:value-type="date" office:date-value="2021-07-29T00:00:00" table:style-name="ce5">
            <text:p>2021/7/29</text:p>
          </table:table-cell>
          <table:table-cell office:value-type="float" office:value="1564" table:style-name="ce6">
            <text:p>1,564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9133" table:style-name="ce6">
            <text:p>19,133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10437" table:style-name="ce6">
            <text:p>10,437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2069" table:style-name="ce6">
            <text:p>2,069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703" table:style-name="ce6">
            <text:p>1,703<text:s/></text:p>
          </table:table-cell>
          <table:table-cell office:value-type="float" office:value="1237" table:style-name="ce6">
            <text:p>1,237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967" table:style-name="ce6">
            <text:p>1,967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1357" table:style-name="ce6">
            <text:p>1,357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7357" table:style-name="ce6">
            <text:p>7,357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5086" table:style-name="ce6">
            <text:p>5,086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14258" table:style-name="ce6">
            <text:p>14,258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2873" table:style-name="ce6">
            <text:p>12,873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43593" table:style-name="ce6">
            <text:p>43,593<text:s/></text:p>
          </table:table-cell>
          <table:table-cell office:value-type="float" office:value="16321" table:style-name="ce6">
            <text:p>16,321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10617" table:style-name="ce6">
            <text:p>10,617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13446" table:style-name="ce6">
            <text:p>13,446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18300" table:style-name="ce6">
            <text:p>18,300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13550" table:style-name="ce6">
            <text:p>13,550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23923" table:style-name="ce6">
            <text:p>23,923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7824" table:style-name="ce6">
            <text:p>7,824<text:s/></text:p>
          </table:table-cell>
          <table:table-cell office:value-type="float" office:value="7675" table:style-name="ce6">
            <text:p>7,675<text:s/></text:p>
          </table:table-cell>
          <table:table-cell office:value-type="float" office:value="7555" table:style-name="ce6">
            <text:p>7,555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10504" table:style-name="ce6">
            <text:p>10,504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9441" table:style-name="ce6">
            <text:p>9,441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3914" table:style-name="ce6">
            <text:p>3,914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6840" table:style-name="ce6">
            <text:p>6,840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5509" table:style-name="ce6">
            <text:p>5,509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2377" table:style-name="ce6">
            <text:p>2,377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468" table:style-name="ce6">
            <text:p>2,468<text:s/></text:p>
          </table:table-cell>
          <table:table-cell table:number-columns-repeated="16264"/>
        </table:table-row>
        <table:table-row table:style-name="ro2">
          <table:table-cell office:value-type="date" office:date-value="2021-07-30T00:00:00" table:style-name="ce5">
            <text:p>2021/7/30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1389" table:style-name="ce6">
            <text:p>1,389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4340" table:style-name="ce6">
            <text:p>4,340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7602" table:style-name="ce6">
            <text:p>7,602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5323" table:style-name="ce6">
            <text:p>5,323<text:s/></text:p>
          </table:table-cell>
          <table:table-cell office:value-type="float" office:value="9967" table:style-name="ce6">
            <text:p>9,967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14948" table:style-name="ce6">
            <text:p>14,94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13366" table:style-name="ce6">
            <text:p>13,366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47430" table:style-name="ce6">
            <text:p>47,430<text:s/></text:p>
          </table:table-cell>
          <table:table-cell office:value-type="float" office:value="17781" table:style-name="ce6">
            <text:p>17,781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1255" table:style-name="ce6">
            <text:p>11,255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4428" table:style-name="ce6">
            <text:p>4,428<text:s/></text:p>
          </table:table-cell>
          <table:table-cell office:value-type="float" office:value="8498" table:style-name="ce6">
            <text:p>8,498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5752" table:style-name="ce6">
            <text:p>5,752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11238" table:style-name="ce6">
            <text:p>11,238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13222" table:style-name="ce6">
            <text:p>13,222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8643" table:style-name="ce6">
            <text:p>8,643<text:s/></text:p>
          </table:table-cell>
          <table:table-cell office:value-type="float" office:value="25210" table:style-name="ce6">
            <text:p>25,210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10789" table:style-name="ce6">
            <text:p>10,789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9677" table:style-name="ce6">
            <text:p>9,677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3872" table:style-name="ce6">
            <text:p>3,872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6243" table:style-name="ce6">
            <text:p>6,243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701" table:style-name="ce6">
            <text:p>701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1458" table:style-name="ce6">
            <text:p>1,458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3964" table:style-name="ce6">
            <text:p>3,964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2517" table:style-name="ce6">
            <text:p>2,517<text:s/></text:p>
          </table:table-cell>
          <table:table-cell table:number-columns-repeated="16264"/>
        </table:table-row>
        <table:table-row table:style-name="ro2">
          <table:table-cell office:value-type="date" office:date-value="2021-07-31T00:00:00" table:style-name="ce5">
            <text:p>2021/7/31</text:p>
          </table:table-cell>
          <table:table-cell office:value-type="float" office:value="699" table:style-name="ce6">
            <text:p>699<text:s/></text:p>
          </table:table-cell>
          <table:table-cell office:value-type="float" office:value="3079" table:style-name="ce6">
            <text:p>3,079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13810" table:style-name="ce6">
            <text:p>13,810<text:s/></text:p>
          </table:table-cell>
          <table:table-cell office:value-type="float" office:value="4395" table:style-name="ce6">
            <text:p>4,395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1310" table:style-name="ce6">
            <text:p>1,310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591" table:style-name="ce6">
            <text:p>591<text:s/></text:p>
          </table:table-cell>
          <table:table-cell office:value-type="float" office:value="896" table:style-name="ce6">
            <text:p>896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172" table:style-name="ce6">
            <text:p>2,172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793" table:style-name="ce6">
            <text:p>793<text:s/></text:p>
          </table:table-cell>
          <table:table-cell office:value-type="float" office:value="1686" table:style-name="ce6">
            <text:p>1,686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638" table:style-name="ce6">
            <text:p>638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1123" table:style-name="ce6">
            <text:p>1,123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912" table:style-name="ce6">
            <text:p>4,912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1000" table:style-name="ce6">
            <text:p>1,000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2936" table:style-name="ce6">
            <text:p>2,936<text:s/></text:p>
          </table:table-cell>
          <table:table-cell office:value-type="float" office:value="28196" table:style-name="ce6">
            <text:p>28,196<text:s/></text:p>
          </table:table-cell>
          <table:table-cell office:value-type="float" office:value="11703" table:style-name="ce6">
            <text:p>11,703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2060" table:style-name="ce6">
            <text:p>2,060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671" table:style-name="ce6">
            <text:p>671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3448" table:style-name="ce6">
            <text:p>3,448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5696" table:style-name="ce6">
            <text:p>5,696<text:s/></text:p>
          </table:table-cell>
          <table:table-cell office:value-type="float" office:value="6460" table:style-name="ce6">
            <text:p>6,460<text:s/></text:p>
          </table:table-cell>
          <table:table-cell office:value-type="float" office:value="7881" table:style-name="ce6">
            <text:p>7,881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3729" table:style-name="ce6">
            <text:p>13,729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4872" table:style-name="ce6">
            <text:p>4,872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4505" table:style-name="ce6">
            <text:p>4,505<text:s/></text:p>
          </table:table-cell>
          <table:table-cell office:value-type="float" office:value="2064" table:style-name="ce6">
            <text:p>2,064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779" table:style-name="ce6">
            <text:p>1,779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5651" table:style-name="ce6">
            <text:p>5,651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263" table:style-name="ce6">
            <text:p>263<text:s/></text:p>
          </table:table-cell>
          <table:table-cell office:value-type="float" office:value="803" table:style-name="ce6">
            <text:p>803<text:s/></text:p>
          </table:table-cell>
          <table:table-cell office:value-type="float" office:value="1130" table:style-name="ce6">
            <text:p>1,130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433" table:style-name="ce6">
            <text:p>433<text:s/></text:p>
          </table:table-cell>
          <table:table-cell office:value-type="float" office:value="575" table:style-name="ce6">
            <text:p>575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768" table:style-name="ce6">
            <text:p>768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1124" table:style-name="ce6">
            <text:p>1,124<text:s/></text:p>
          </table:table-cell>
          <table:table-cell table:number-columns-repeated="16264"/>
        </table:table-row>
        <table:table-row table:number-rows-repeated="1048544" table:style-name="ro3">
          <table:table-cell table:number-columns-repeated="16384"/>
        </table:table-row>
        <table:named-expressions>
          <table:named-range table:name="Print_Titles" table:cell-range-address="Entry_logs.$A$1:Entry_logs.$A$1048576" table:base-cell-address="Entry_log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">
      <number:number number:decimal-places="0" number:min-integer-digits="1" number:grouping="true">
        <number:embedded-text number:position="0"> </number:embedded-text>
      </number:number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Exit ridership statistics per station</text:p>
      </style:header>
      <style:header-left style:display="false"/>
      <style:footer/>
      <style:footer-left style:display="false"/>
    </style:master-page>
    <style:master-page style:name="mp2" style:page-layout-name="pm1">
      <style:header>
        <text:p>Entry ridership statistics per station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8-10T06:31:22Z</meta:creation-date>
    <dc:date>2021-08-10T06:31:45Z</dc:date>
  </office:meta>
</office:document-meta>
</file>